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automatic" fo:wrap-option="wrap"/>
      <style:text-properties fo:color="#0B0C0C" style:font-name="Helvetica" style:font-name-asian="Helvetica" style:font-name-complex="Helvetica" fo:font-size="18pt" style:font-size-asian="18pt" style:font-size-complex="18pt" fo:font-weight="bold" style:font-weight-asian="bold" style:font-weight-complex="bold"/>
    </style:style>
    <style:style style:name="ce6" style:family="table-cell" style:parent-style-name="Hyperlink" style:data-style-name="N0">
      <style:table-cell-properties style:vertical-align="automatic" fo:wrap-option="wrap"/>
      <style:text-properties fo:color="#0563C1" fo:font-size="18pt" style:font-size-asian="18pt" style:font-size-complex="18pt" style:text-underline-style="solid" style:text-underline-type="single"/>
    </style:style>
    <style:style style:name="ce7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Heading_32_1" style:data-style-name="N0">
      <style:table-cell-properties fo:border="thin solid #000000" style:vertical-align="top" fo:wrap-option="wrap" fo:background-color="#D9E1F2" style:repeat-content="false"/>
      <style:paragraph-properties fo:text-align="start" fo:margin-left="0cm"/>
      <style:text-properties fo:color="#44546A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D9E1F2" style:repeat-content="false"/>
      <style:paragraph-properties fo:text-align="start" fo:margin-left="0cm"/>
      <style:text-properties fo:color="#44546A" fo:font-size="14pt" style:font-size-asian="14pt" style:font-size-complex="14pt" fo:font-weight="bold" style:font-weight-asian="bold" style:font-weight-complex="bold"/>
    </style:style>
    <style:style style:name="ce17" style:family="table-cell" style:parent-style-name="Heading_32_1" style:data-style-name="N0">
      <style:table-cell-properties fo:border="thin solid #000000" style:vertical-align="top" fo:wrap-option="wrap" fo:background-color="#D9E1F2" style:repeat-content="false"/>
      <style:paragraph-properties fo:text-align="center"/>
      <style:text-properties fo:color="#44546A" fo:font-size="14pt" style:font-size-asian="14pt" style:font-size-complex="14pt" fo:font-weight="bold" style:font-weight-asian="bold" style:font-weight-complex="bold"/>
    </style:style>
    <style:style style:name="ce18" style:family="table-cell" style:parent-style-name="Heading_32_1" style:data-style-name="N0">
      <style:table-cell-properties fo:border-top="thin solid #4472C4" fo:border-bottom="thin solid #4472C4" fo:border-left="none" fo:border-right="none" style:vertical-align="top" fo:wrap-option="wrap" fo:background-color="#FFFFFF" style:repeat-content="false"/>
      <style:paragraph-properties fo:text-align="center"/>
      <style:text-properties fo:color="#44546A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13184" fo:font-size="14pt" style:font-size-asian="14pt" style:font-size-complex="14pt" style:text-underline-style="solid" style:text-underline-type="single"/>
    </style:style>
    <style:style style:name="ce21" style:family="table-cell" style:parent-style-name="Hyperlink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563C1" fo:font-size="14pt" style:font-size-asian="14pt" style:font-size-complex="14pt" style:text-underline-style="solid" style:text-underline-type="single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B0C0C" fo:font-size="14pt" style:font-size-asian="14pt" style:font-size-complex="14pt"/>
    </style:style>
    <style:style style:name="ce23" style:family="table-cell" style:parent-style-name="Heading_32_1" style:data-style-name="N0">
      <style:table-cell-properties fo:border-top="thin solid #4472C4" fo:border-bottom="thin solid #4472C4" fo:border-left="none" fo:border-right="none" style:vertical-align="top" fo:wrap-option="wrap" fo:background-color="transparent" style:repeat-content="false"/>
      <style:paragraph-properties fo:text-align="center"/>
      <style:text-properties fo:color="#44546A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ext-properties fo:color="#1D1D1D"/>
    </style:style>
    <style:style style:name="ce25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25.056041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4.6314583333333cm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1.5622916666667cm"/>
    </style:style>
    <style:style style:name="co7" style:family="table-column">
      <style:table-column-properties fo:break-before="auto" style:column-width="10.795cm" style:use-optimal-column-width="true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325.5pt" style:use-optimal-row-height="true" fo:break-before="auto"/>
    </style:style>
    <style:style style:name="ro3" style:family="table-row">
      <style:table-row-properties style:row-height="69.75pt" style:use-optimal-row-height="true" fo:break-before="auto"/>
    </style:style>
    <style:style style:name="ro4" style:family="table-row">
      <style:table-row-properties style:row-height="23.25pt" style:use-optimal-row-height="true" fo:break-before="auto"/>
    </style:style>
    <style:style style:name="ro5" style:family="table-row">
      <style:table-row-properties style:row-height="46.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7]))))" style:apply-style-name="cf14" style:base-cell-address="Basic_checks.C7"/>
      <style:map style:condition="of:is-true-formula(NOT(ISERROR(SEARCH(&quot;Passed&quot;;[.C7]))))" style:apply-style-name="cf15" style:base-cell-address="Basic_checks.C7"/>
      <style:map style:condition="of:is-true-formula(NOT(ISERROR(SEARCH(&quot;Failed&quot;;[.C7]))))" style:apply-style-name="cf11" style:base-cell-address="Basic_checks.C7"/>
      <style:map style:condition="of:is-true-formula(NOT(ISERROR(SEARCH(&quot;Not applicable&quot;;[.C7]))))" style:apply-style-name="cf12" style:base-cell-address="Basic_checks.C7"/>
      <style:map style:condition="of:is-true-formula(NOT(ISERROR(SEARCH(&quot;Not checked&quot;;[.C7]))))" style:apply-style-name="cf13" style:base-cell-address="Basic_checks.C7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Failed&quot;;[.C5]))))" style:apply-style-name="cf11" style:base-cell-address="Basic_checks.C5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8]))))" style:apply-style-name="cf14" style:base-cell-address="Basic_checks.C8"/>
      <style:map style:condition="of:is-true-formula(NOT(ISERROR(SEARCH(&quot;Passed&quot;;[.C8]))))" style:apply-style-name="cf15" style:base-cell-address="Basic_checks.C8"/>
      <style:map style:condition="of:is-true-formula(NOT(ISERROR(SEARCH(&quot;Failed&quot;;[.C8]))))" style:apply-style-name="cf11" style:base-cell-address="Basic_checks.C8"/>
      <style:map style:condition="of:is-true-formula(NOT(ISERROR(SEARCH(&quot;Not applicable&quot;;[.C8]))))" style:apply-style-name="cf12" style:base-cell-address="Basic_checks.C8"/>
      <style:map style:condition="of:is-true-formula(NOT(ISERROR(SEARCH(&quot;Not checked&quot;;[.C8]))))" style:apply-style-name="cf13" style:base-cell-address="Basic_checks.C8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Failed&quot;;[.E5]))))" style:apply-style-name="cf11" style:base-cell-address="Basic_checks.E5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7]))))" style:apply-style-name="cf14" style:base-cell-address="Basic_checks.E7"/>
      <style:map style:condition="of:is-true-formula(NOT(ISERROR(SEARCH(&quot;Passed&quot;;[.E7]))))" style:apply-style-name="cf15" style:base-cell-address="Basic_checks.E7"/>
      <style:map style:condition="of:is-true-formula(NOT(ISERROR(SEARCH(&quot;Failed&quot;;[.E7]))))" style:apply-style-name="cf11" style:base-cell-address="Basic_checks.E7"/>
      <style:map style:condition="of:is-true-formula(NOT(ISERROR(SEARCH(&quot;Not applicable&quot;;[.E7]))))" style:apply-style-name="cf12" style:base-cell-address="Basic_checks.E7"/>
      <style:map style:condition="of:is-true-formula(NOT(ISERROR(SEARCH(&quot;Not checked&quot;;[.E7]))))" style:apply-style-name="cf13" style:base-cell-address="Basic_checks.E7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8]))))" style:apply-style-name="cf14" style:base-cell-address="Basic_checks.E8"/>
      <style:map style:condition="of:is-true-formula(NOT(ISERROR(SEARCH(&quot;Passed&quot;;[.E8]))))" style:apply-style-name="cf15" style:base-cell-address="Basic_checks.E8"/>
      <style:map style:condition="of:is-true-formula(NOT(ISERROR(SEARCH(&quot;Failed&quot;;[.E8]))))" style:apply-style-name="cf11" style:base-cell-address="Basic_checks.E8"/>
      <style:map style:condition="of:is-true-formula(NOT(ISERROR(SEARCH(&quot;Not applicable&quot;;[.E8]))))" style:apply-style-name="cf12" style:base-cell-address="Basic_checks.E8"/>
      <style:map style:condition="of:is-true-formula(NOT(ISERROR(SEARCH(&quot;Not checked&quot;;[.E8]))))" style:apply-style-name="cf13" style:base-cell-address="Basic_checks.E8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4]))))" style:apply-style-name="cf14" style:base-cell-address="Basic_checks.C14"/>
      <style:map style:condition="of:is-true-formula(NOT(ISERROR(SEARCH(&quot;Passed&quot;;[.C14]))))" style:apply-style-name="cf15" style:base-cell-address="Basic_checks.C14"/>
      <style:map style:condition="of:is-true-formula(NOT(ISERROR(SEARCH(&quot;Failed&quot;;[.C14]))))" style:apply-style-name="cf11" style:base-cell-address="Basic_checks.C14"/>
      <style:map style:condition="of:is-true-formula(NOT(ISERROR(SEARCH(&quot;Not applicable&quot;;[.C14]))))" style:apply-style-name="cf12" style:base-cell-address="Basic_checks.C14"/>
      <style:map style:condition="of:is-true-formula(NOT(ISERROR(SEARCH(&quot;Not checked&quot;;[.C14]))))" style:apply-style-name="cf13" style:base-cell-address="Basic_checks.C14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3]))))" style:apply-style-name="cf14" style:base-cell-address="Basic_checks.C13"/>
      <style:map style:condition="of:is-true-formula(NOT(ISERROR(SEARCH(&quot;Passed&quot;;[.C13]))))" style:apply-style-name="cf15" style:base-cell-address="Basic_checks.C13"/>
      <style:map style:condition="of:is-true-formula(NOT(ISERROR(SEARCH(&quot;Failed&quot;;[.C13]))))" style:apply-style-name="cf11" style:base-cell-address="Basic_checks.C13"/>
      <style:map style:condition="of:is-true-formula(NOT(ISERROR(SEARCH(&quot;Not applicable&quot;;[.C13]))))" style:apply-style-name="cf12" style:base-cell-address="Basic_checks.C13"/>
      <style:map style:condition="of:is-true-formula(NOT(ISERROR(SEARCH(&quot;Not checked&quot;;[.C13]))))" style:apply-style-name="cf13" style:base-cell-address="Basic_checks.C13"/>
    </style:style>
    <style:style style:name="ce3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5]))))" style:apply-style-name="cf14" style:base-cell-address="Basic_checks.C15"/>
      <style:map style:condition="of:is-true-formula(NOT(ISERROR(SEARCH(&quot;Passed&quot;;[.C15]))))" style:apply-style-name="cf15" style:base-cell-address="Basic_checks.C15"/>
      <style:map style:condition="of:is-true-formula(NOT(ISERROR(SEARCH(&quot;Failed&quot;;[.C15]))))" style:apply-style-name="cf11" style:base-cell-address="Basic_checks.C15"/>
      <style:map style:condition="of:is-true-formula(NOT(ISERROR(SEARCH(&quot;Not applicable&quot;;[.C15]))))" style:apply-style-name="cf12" style:base-cell-address="Basic_checks.C15"/>
      <style:map style:condition="of:is-true-formula(NOT(ISERROR(SEARCH(&quot;Not checked&quot;;[.C15]))))" style:apply-style-name="cf13" style:base-cell-address="Basic_checks.C15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3]))))" style:apply-style-name="cf14" style:base-cell-address="Basic_checks.E13"/>
      <style:map style:condition="of:is-true-formula(NOT(ISERROR(SEARCH(&quot;Passed&quot;;[.E13]))))" style:apply-style-name="cf15" style:base-cell-address="Basic_checks.E13"/>
      <style:map style:condition="of:is-true-formula(NOT(ISERROR(SEARCH(&quot;Failed&quot;;[.E13]))))" style:apply-style-name="cf11" style:base-cell-address="Basic_checks.E13"/>
      <style:map style:condition="of:is-true-formula(NOT(ISERROR(SEARCH(&quot;Not applicable&quot;;[.E13]))))" style:apply-style-name="cf12" style:base-cell-address="Basic_checks.E13"/>
      <style:map style:condition="of:is-true-formula(NOT(ISERROR(SEARCH(&quot;Not checked&quot;;[.E13]))))" style:apply-style-name="cf13" style:base-cell-address="Basic_checks.E13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4]))))" style:apply-style-name="cf14" style:base-cell-address="Basic_checks.E14"/>
      <style:map style:condition="of:is-true-formula(NOT(ISERROR(SEARCH(&quot;Passed&quot;;[.E14]))))" style:apply-style-name="cf15" style:base-cell-address="Basic_checks.E14"/>
      <style:map style:condition="of:is-true-formula(NOT(ISERROR(SEARCH(&quot;Failed&quot;;[.E14]))))" style:apply-style-name="cf11" style:base-cell-address="Basic_checks.E14"/>
      <style:map style:condition="of:is-true-formula(NOT(ISERROR(SEARCH(&quot;Not applicable&quot;;[.E14]))))" style:apply-style-name="cf12" style:base-cell-address="Basic_checks.E14"/>
      <style:map style:condition="of:is-true-formula(NOT(ISERROR(SEARCH(&quot;Not checked&quot;;[.E14]))))" style:apply-style-name="cf13" style:base-cell-address="Basic_checks.E14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5]))))" style:apply-style-name="cf14" style:base-cell-address="Basic_checks.E15"/>
      <style:map style:condition="of:is-true-formula(NOT(ISERROR(SEARCH(&quot;Passed&quot;;[.E15]))))" style:apply-style-name="cf15" style:base-cell-address="Basic_checks.E15"/>
      <style:map style:condition="of:is-true-formula(NOT(ISERROR(SEARCH(&quot;Failed&quot;;[.E15]))))" style:apply-style-name="cf11" style:base-cell-address="Basic_checks.E15"/>
      <style:map style:condition="of:is-true-formula(NOT(ISERROR(SEARCH(&quot;Not applicable&quot;;[.E15]))))" style:apply-style-name="cf12" style:base-cell-address="Basic_checks.E15"/>
      <style:map style:condition="of:is-true-formula(NOT(ISERROR(SEARCH(&quot;Not checked&quot;;[.E15]))))" style:apply-style-name="cf13" style:base-cell-address="Basic_checks.E15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8]))))" style:apply-style-name="cf14" style:base-cell-address="Basic_checks.E18"/>
      <style:map style:condition="of:is-true-formula(NOT(ISERROR(SEARCH(&quot;Passed&quot;;[.E18]))))" style:apply-style-name="cf15" style:base-cell-address="Basic_checks.E18"/>
      <style:map style:condition="of:is-true-formula(NOT(ISERROR(SEARCH(&quot;Failed&quot;;[.E18]))))" style:apply-style-name="cf11" style:base-cell-address="Basic_checks.E18"/>
      <style:map style:condition="of:is-true-formula(NOT(ISERROR(SEARCH(&quot;Not applicable&quot;;[.E18]))))" style:apply-style-name="cf12" style:base-cell-address="Basic_checks.E18"/>
      <style:map style:condition="of:is-true-formula(NOT(ISERROR(SEARCH(&quot;Not checked&quot;;[.E18]))))" style:apply-style-name="cf13" style:base-cell-address="Basic_checks.E18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8]))))" style:apply-style-name="cf14" style:base-cell-address="Basic_checks.C18"/>
      <style:map style:condition="of:is-true-formula(NOT(ISERROR(SEARCH(&quot;Passed&quot;;[.C18]))))" style:apply-style-name="cf15" style:base-cell-address="Basic_checks.C18"/>
      <style:map style:condition="of:is-true-formula(NOT(ISERROR(SEARCH(&quot;Failed&quot;;[.C18]))))" style:apply-style-name="cf11" style:base-cell-address="Basic_checks.C18"/>
      <style:map style:condition="of:is-true-formula(NOT(ISERROR(SEARCH(&quot;Not applicable&quot;;[.C18]))))" style:apply-style-name="cf12" style:base-cell-address="Basic_checks.C18"/>
      <style:map style:condition="of:is-true-formula(NOT(ISERROR(SEARCH(&quot;Not checked&quot;;[.C18]))))" style:apply-style-name="cf13" style:base-cell-address="Basic_checks.C18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7]))))" style:apply-style-name="cf14" style:base-cell-address="Basic_checks.E17"/>
      <style:map style:condition="of:is-true-formula(NOT(ISERROR(SEARCH(&quot;Passed&quot;;[.E17]))))" style:apply-style-name="cf15" style:base-cell-address="Basic_checks.E17"/>
      <style:map style:condition="of:is-true-formula(NOT(ISERROR(SEARCH(&quot;Failed&quot;;[.E17]))))" style:apply-style-name="cf11" style:base-cell-address="Basic_checks.E17"/>
      <style:map style:condition="of:is-true-formula(NOT(ISERROR(SEARCH(&quot;Not applicable&quot;;[.E17]))))" style:apply-style-name="cf12" style:base-cell-address="Basic_checks.E17"/>
      <style:map style:condition="of:is-true-formula(NOT(ISERROR(SEARCH(&quot;Not checked&quot;;[.E17]))))" style:apply-style-name="cf13" style:base-cell-address="Basic_checks.E17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9]))))" style:apply-style-name="cf14" style:base-cell-address="Basic_checks.C19"/>
      <style:map style:condition="of:is-true-formula(NOT(ISERROR(SEARCH(&quot;Passed&quot;;[.C19]))))" style:apply-style-name="cf15" style:base-cell-address="Basic_checks.C19"/>
      <style:map style:condition="of:is-true-formula(NOT(ISERROR(SEARCH(&quot;Failed&quot;;[.C19]))))" style:apply-style-name="cf11" style:base-cell-address="Basic_checks.C19"/>
      <style:map style:condition="of:is-true-formula(NOT(ISERROR(SEARCH(&quot;Not applicable&quot;;[.C19]))))" style:apply-style-name="cf12" style:base-cell-address="Basic_checks.C19"/>
      <style:map style:condition="of:is-true-formula(NOT(ISERROR(SEARCH(&quot;Not checked&quot;;[.C19]))))" style:apply-style-name="cf13" style:base-cell-address="Basic_checks.C19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9]))))" style:apply-style-name="cf14" style:base-cell-address="Basic_checks.E19"/>
      <style:map style:condition="of:is-true-formula(NOT(ISERROR(SEARCH(&quot;Passed&quot;;[.E19]))))" style:apply-style-name="cf15" style:base-cell-address="Basic_checks.E19"/>
      <style:map style:condition="of:is-true-formula(NOT(ISERROR(SEARCH(&quot;Failed&quot;;[.E19]))))" style:apply-style-name="cf11" style:base-cell-address="Basic_checks.E19"/>
      <style:map style:condition="of:is-true-formula(NOT(ISERROR(SEARCH(&quot;Not applicable&quot;;[.E19]))))" style:apply-style-name="cf12" style:base-cell-address="Basic_checks.E19"/>
      <style:map style:condition="of:is-true-formula(NOT(ISERROR(SEARCH(&quot;Not checked&quot;;[.E19]))))" style:apply-style-name="cf13" style:base-cell-address="Basic_checks.E19"/>
    </style:style>
    <style:style style:name="ce4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7]))))" style:apply-style-name="cf14" style:base-cell-address="Basic_checks.C17"/>
      <style:map style:condition="of:is-true-formula(NOT(ISERROR(SEARCH(&quot;Passed&quot;;[.C17]))))" style:apply-style-name="cf15" style:base-cell-address="Basic_checks.C17"/>
      <style:map style:condition="of:is-true-formula(NOT(ISERROR(SEARCH(&quot;Failed&quot;;[.C17]))))" style:apply-style-name="cf11" style:base-cell-address="Basic_checks.C17"/>
      <style:map style:condition="of:is-true-formula(NOT(ISERROR(SEARCH(&quot;Not applicable&quot;;[.C17]))))" style:apply-style-name="cf12" style:base-cell-address="Basic_checks.C17"/>
      <style:map style:condition="of:is-true-formula(NOT(ISERROR(SEARCH(&quot;Not checked&quot;;[.C17]))))" style:apply-style-name="cf13" style:base-cell-address="Basic_checks.C17"/>
    </style:style>
    <style:style style:name="ce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0]))))" style:apply-style-name="cf14" style:base-cell-address="Basic_checks.E20"/>
      <style:map style:condition="of:is-true-formula(NOT(ISERROR(SEARCH(&quot;Passed&quot;;[.E20]))))" style:apply-style-name="cf15" style:base-cell-address="Basic_checks.E20"/>
      <style:map style:condition="of:is-true-formula(NOT(ISERROR(SEARCH(&quot;Failed&quot;;[.E20]))))" style:apply-style-name="cf11" style:base-cell-address="Basic_checks.E20"/>
      <style:map style:condition="of:is-true-formula(NOT(ISERROR(SEARCH(&quot;Not applicable&quot;;[.E20]))))" style:apply-style-name="cf12" style:base-cell-address="Basic_checks.E20"/>
      <style:map style:condition="of:is-true-formula(NOT(ISERROR(SEARCH(&quot;Not checked&quot;;[.E20]))))" style:apply-style-name="cf13" style:base-cell-address="Basic_checks.E20"/>
    </style:style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0]))))" style:apply-style-name="cf14" style:base-cell-address="Basic_checks.C20"/>
      <style:map style:condition="of:is-true-formula(NOT(ISERROR(SEARCH(&quot;Passed&quot;;[.C20]))))" style:apply-style-name="cf15" style:base-cell-address="Basic_checks.C20"/>
      <style:map style:condition="of:is-true-formula(NOT(ISERROR(SEARCH(&quot;Failed&quot;;[.C20]))))" style:apply-style-name="cf11" style:base-cell-address="Basic_checks.C20"/>
      <style:map style:condition="of:is-true-formula(NOT(ISERROR(SEARCH(&quot;Not applicable&quot;;[.C20]))))" style:apply-style-name="cf12" style:base-cell-address="Basic_checks.C20"/>
      <style:map style:condition="of:is-true-formula(NOT(ISERROR(SEARCH(&quot;Not checked&quot;;[.C20]))))" style:apply-style-name="cf13" style:base-cell-address="Basic_checks.C20"/>
    </style:style>
    <style:style style:name="ce4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1]))))" style:apply-style-name="cf14" style:base-cell-address="Basic_checks.C21"/>
      <style:map style:condition="of:is-true-formula(NOT(ISERROR(SEARCH(&quot;Passed&quot;;[.C21]))))" style:apply-style-name="cf15" style:base-cell-address="Basic_checks.C21"/>
      <style:map style:condition="of:is-true-formula(NOT(ISERROR(SEARCH(&quot;Failed&quot;;[.C21]))))" style:apply-style-name="cf11" style:base-cell-address="Basic_checks.C21"/>
      <style:map style:condition="of:is-true-formula(NOT(ISERROR(SEARCH(&quot;Not applicable&quot;;[.C21]))))" style:apply-style-name="cf12" style:base-cell-address="Basic_checks.C21"/>
      <style:map style:condition="of:is-true-formula(NOT(ISERROR(SEARCH(&quot;Not checked&quot;;[.C21]))))" style:apply-style-name="cf13" style:base-cell-address="Basic_checks.C21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1]))))" style:apply-style-name="cf14" style:base-cell-address="Basic_checks.E21"/>
      <style:map style:condition="of:is-true-formula(NOT(ISERROR(SEARCH(&quot;Passed&quot;;[.E21]))))" style:apply-style-name="cf15" style:base-cell-address="Basic_checks.E21"/>
      <style:map style:condition="of:is-true-formula(NOT(ISERROR(SEARCH(&quot;Failed&quot;;[.E21]))))" style:apply-style-name="cf11" style:base-cell-address="Basic_checks.E21"/>
      <style:map style:condition="of:is-true-formula(NOT(ISERROR(SEARCH(&quot;Not applicable&quot;;[.E21]))))" style:apply-style-name="cf12" style:base-cell-address="Basic_checks.E21"/>
      <style:map style:condition="of:is-true-formula(NOT(ISERROR(SEARCH(&quot;Not checked&quot;;[.E21]))))" style:apply-style-name="cf13" style:base-cell-address="Basic_checks.E21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5]))))" style:apply-style-name="cf14" style:base-cell-address="Basic_checks.E25"/>
      <style:map style:condition="of:is-true-formula(NOT(ISERROR(SEARCH(&quot;Passed&quot;;[.E25]))))" style:apply-style-name="cf15" style:base-cell-address="Basic_checks.E25"/>
      <style:map style:condition="of:is-true-formula(NOT(ISERROR(SEARCH(&quot;Failed&quot;;[.E25]))))" style:apply-style-name="cf11" style:base-cell-address="Basic_checks.E25"/>
      <style:map style:condition="of:is-true-formula(NOT(ISERROR(SEARCH(&quot;Not applicable&quot;;[.E25]))))" style:apply-style-name="cf12" style:base-cell-address="Basic_checks.E25"/>
      <style:map style:condition="of:is-true-formula(NOT(ISERROR(SEARCH(&quot;Not checked&quot;;[.E25]))))" style:apply-style-name="cf13" style:base-cell-address="Basic_checks.E25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5]))))" style:apply-style-name="cf14" style:base-cell-address="Basic_checks.C25"/>
      <style:map style:condition="of:is-true-formula(NOT(ISERROR(SEARCH(&quot;Passed&quot;;[.C25]))))" style:apply-style-name="cf15" style:base-cell-address="Basic_checks.C25"/>
      <style:map style:condition="of:is-true-formula(NOT(ISERROR(SEARCH(&quot;Failed&quot;;[.C25]))))" style:apply-style-name="cf11" style:base-cell-address="Basic_checks.C25"/>
      <style:map style:condition="of:is-true-formula(NOT(ISERROR(SEARCH(&quot;Not applicable&quot;;[.C25]))))" style:apply-style-name="cf12" style:base-cell-address="Basic_checks.C25"/>
      <style:map style:condition="of:is-true-formula(NOT(ISERROR(SEARCH(&quot;Not checked&quot;;[.C25]))))" style:apply-style-name="cf13" style:base-cell-address="Basic_checks.C25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6]))))" style:apply-style-name="cf14" style:base-cell-address="Basic_checks.E26"/>
      <style:map style:condition="of:is-true-formula(NOT(ISERROR(SEARCH(&quot;Passed&quot;;[.E26]))))" style:apply-style-name="cf15" style:base-cell-address="Basic_checks.E26"/>
      <style:map style:condition="of:is-true-formula(NOT(ISERROR(SEARCH(&quot;Failed&quot;;[.E26]))))" style:apply-style-name="cf11" style:base-cell-address="Basic_checks.E26"/>
      <style:map style:condition="of:is-true-formula(NOT(ISERROR(SEARCH(&quot;Not applicable&quot;;[.E26]))))" style:apply-style-name="cf12" style:base-cell-address="Basic_checks.E26"/>
      <style:map style:condition="of:is-true-formula(NOT(ISERROR(SEARCH(&quot;Not checked&quot;;[.E26]))))" style:apply-style-name="cf13" style:base-cell-address="Basic_checks.E26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6]))))" style:apply-style-name="cf14" style:base-cell-address="Basic_checks.C26"/>
      <style:map style:condition="of:is-true-formula(NOT(ISERROR(SEARCH(&quot;Passed&quot;;[.C26]))))" style:apply-style-name="cf15" style:base-cell-address="Basic_checks.C26"/>
      <style:map style:condition="of:is-true-formula(NOT(ISERROR(SEARCH(&quot;Failed&quot;;[.C26]))))" style:apply-style-name="cf11" style:base-cell-address="Basic_checks.C26"/>
      <style:map style:condition="of:is-true-formula(NOT(ISERROR(SEARCH(&quot;Not applicable&quot;;[.C26]))))" style:apply-style-name="cf12" style:base-cell-address="Basic_checks.C26"/>
      <style:map style:condition="of:is-true-formula(NOT(ISERROR(SEARCH(&quot;Not checked&quot;;[.C26]))))" style:apply-style-name="cf13" style:base-cell-address="Basic_checks.C26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7]))))" style:apply-style-name="cf14" style:base-cell-address="Basic_checks.E27"/>
      <style:map style:condition="of:is-true-formula(NOT(ISERROR(SEARCH(&quot;Passed&quot;;[.E27]))))" style:apply-style-name="cf15" style:base-cell-address="Basic_checks.E27"/>
      <style:map style:condition="of:is-true-formula(NOT(ISERROR(SEARCH(&quot;Failed&quot;;[.E27]))))" style:apply-style-name="cf11" style:base-cell-address="Basic_checks.E27"/>
      <style:map style:condition="of:is-true-formula(NOT(ISERROR(SEARCH(&quot;Not applicable&quot;;[.E27]))))" style:apply-style-name="cf12" style:base-cell-address="Basic_checks.E27"/>
      <style:map style:condition="of:is-true-formula(NOT(ISERROR(SEARCH(&quot;Not checked&quot;;[.E27]))))" style:apply-style-name="cf13" style:base-cell-address="Basic_checks.E27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7]))))" style:apply-style-name="cf14" style:base-cell-address="Basic_checks.C27"/>
      <style:map style:condition="of:is-true-formula(NOT(ISERROR(SEARCH(&quot;Passed&quot;;[.C27]))))" style:apply-style-name="cf15" style:base-cell-address="Basic_checks.C27"/>
      <style:map style:condition="of:is-true-formula(NOT(ISERROR(SEARCH(&quot;Failed&quot;;[.C27]))))" style:apply-style-name="cf11" style:base-cell-address="Basic_checks.C27"/>
      <style:map style:condition="of:is-true-formula(NOT(ISERROR(SEARCH(&quot;Not applicable&quot;;[.C27]))))" style:apply-style-name="cf12" style:base-cell-address="Basic_checks.C27"/>
      <style:map style:condition="of:is-true-formula(NOT(ISERROR(SEARCH(&quot;Not checked&quot;;[.C27]))))" style:apply-style-name="cf13" style:base-cell-address="Basic_checks.C27"/>
    </style:style>
    <style:style style:name="ce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3]))))" style:apply-style-name="cf14" style:base-cell-address="Basic_checks.E23"/>
      <style:map style:condition="of:is-true-formula(NOT(ISERROR(SEARCH(&quot;Passed&quot;;[.E23]))))" style:apply-style-name="cf15" style:base-cell-address="Basic_checks.E23"/>
      <style:map style:condition="of:is-true-formula(NOT(ISERROR(SEARCH(&quot;Failed&quot;;[.E23]))))" style:apply-style-name="cf11" style:base-cell-address="Basic_checks.E23"/>
      <style:map style:condition="of:is-true-formula(NOT(ISERROR(SEARCH(&quot;Not applicable&quot;;[.E23]))))" style:apply-style-name="cf12" style:base-cell-address="Basic_checks.E23"/>
      <style:map style:condition="of:is-true-formula(NOT(ISERROR(SEARCH(&quot;Not checked&quot;;[.E23]))))" style:apply-style-name="cf13" style:base-cell-address="Basic_checks.E23"/>
    </style:style>
    <style:style style:name="ce5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2]))))" style:apply-style-name="cf14" style:base-cell-address="Basic_checks.C22"/>
      <style:map style:condition="of:is-true-formula(NOT(ISERROR(SEARCH(&quot;Passed&quot;;[.C22]))))" style:apply-style-name="cf15" style:base-cell-address="Basic_checks.C22"/>
      <style:map style:condition="of:is-true-formula(NOT(ISERROR(SEARCH(&quot;Failed&quot;;[.C22]))))" style:apply-style-name="cf11" style:base-cell-address="Basic_checks.C22"/>
      <style:map style:condition="of:is-true-formula(NOT(ISERROR(SEARCH(&quot;Not applicable&quot;;[.C22]))))" style:apply-style-name="cf12" style:base-cell-address="Basic_checks.C22"/>
      <style:map style:condition="of:is-true-formula(NOT(ISERROR(SEARCH(&quot;Not checked&quot;;[.C22]))))" style:apply-style-name="cf13" style:base-cell-address="Basic_checks.C22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2]))))" style:apply-style-name="cf14" style:base-cell-address="Basic_checks.E22"/>
      <style:map style:condition="of:is-true-formula(NOT(ISERROR(SEARCH(&quot;Passed&quot;;[.E22]))))" style:apply-style-name="cf15" style:base-cell-address="Basic_checks.E22"/>
      <style:map style:condition="of:is-true-formula(NOT(ISERROR(SEARCH(&quot;Failed&quot;;[.E22]))))" style:apply-style-name="cf11" style:base-cell-address="Basic_checks.E22"/>
      <style:map style:condition="of:is-true-formula(NOT(ISERROR(SEARCH(&quot;Not applicable&quot;;[.E22]))))" style:apply-style-name="cf12" style:base-cell-address="Basic_checks.E22"/>
      <style:map style:condition="of:is-true-formula(NOT(ISERROR(SEARCH(&quot;Not checked&quot;;[.E22]))))" style:apply-style-name="cf13" style:base-cell-address="Basic_checks.E22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8]))))" style:apply-style-name="cf14" style:base-cell-address="Basic_checks.C28"/>
      <style:map style:condition="of:is-true-formula(NOT(ISERROR(SEARCH(&quot;Passed&quot;;[.C28]))))" style:apply-style-name="cf15" style:base-cell-address="Basic_checks.C28"/>
      <style:map style:condition="of:is-true-formula(NOT(ISERROR(SEARCH(&quot;Failed&quot;;[.C28]))))" style:apply-style-name="cf11" style:base-cell-address="Basic_checks.C28"/>
      <style:map style:condition="of:is-true-formula(NOT(ISERROR(SEARCH(&quot;Not applicable&quot;;[.C28]))))" style:apply-style-name="cf12" style:base-cell-address="Basic_checks.C28"/>
      <style:map style:condition="of:is-true-formula(NOT(ISERROR(SEARCH(&quot;Not checked&quot;;[.C28]))))" style:apply-style-name="cf13" style:base-cell-address="Basic_checks.C28"/>
    </style:style>
    <style:style style:name="ce5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8]))))" style:apply-style-name="cf14" style:base-cell-address="Basic_checks.E28"/>
      <style:map style:condition="of:is-true-formula(NOT(ISERROR(SEARCH(&quot;Passed&quot;;[.E28]))))" style:apply-style-name="cf15" style:base-cell-address="Basic_checks.E28"/>
      <style:map style:condition="of:is-true-formula(NOT(ISERROR(SEARCH(&quot;Failed&quot;;[.E28]))))" style:apply-style-name="cf11" style:base-cell-address="Basic_checks.E28"/>
      <style:map style:condition="of:is-true-formula(NOT(ISERROR(SEARCH(&quot;Not applicable&quot;;[.E28]))))" style:apply-style-name="cf12" style:base-cell-address="Basic_checks.E28"/>
      <style:map style:condition="of:is-true-formula(NOT(ISERROR(SEARCH(&quot;Not checked&quot;;[.E28]))))" style:apply-style-name="cf13" style:base-cell-address="Basic_checks.E28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29]))))" style:apply-style-name="cf14" style:base-cell-address="Basic_checks.C29"/>
      <style:map style:condition="of:is-true-formula(NOT(ISERROR(SEARCH(&quot;Passed&quot;;[.C29]))))" style:apply-style-name="cf15" style:base-cell-address="Basic_checks.C29"/>
      <style:map style:condition="of:is-true-formula(NOT(ISERROR(SEARCH(&quot;Failed&quot;;[.C29]))))" style:apply-style-name="cf11" style:base-cell-address="Basic_checks.C29"/>
      <style:map style:condition="of:is-true-formula(NOT(ISERROR(SEARCH(&quot;Not applicable&quot;;[.C29]))))" style:apply-style-name="cf12" style:base-cell-address="Basic_checks.C29"/>
      <style:map style:condition="of:is-true-formula(NOT(ISERROR(SEARCH(&quot;Not checked&quot;;[.C29]))))" style:apply-style-name="cf13" style:base-cell-address="Basic_checks.C29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1]))))" style:apply-style-name="cf14" style:base-cell-address="Basic_checks.C31"/>
      <style:map style:condition="of:is-true-formula(NOT(ISERROR(SEARCH(&quot;Passed&quot;;[.C31]))))" style:apply-style-name="cf15" style:base-cell-address="Basic_checks.C31"/>
      <style:map style:condition="of:is-true-formula(NOT(ISERROR(SEARCH(&quot;Failed&quot;;[.C31]))))" style:apply-style-name="cf11" style:base-cell-address="Basic_checks.C31"/>
      <style:map style:condition="of:is-true-formula(NOT(ISERROR(SEARCH(&quot;Not applicable&quot;;[.C31]))))" style:apply-style-name="cf12" style:base-cell-address="Basic_checks.C31"/>
      <style:map style:condition="of:is-true-formula(NOT(ISERROR(SEARCH(&quot;Not checked&quot;;[.C31]))))" style:apply-style-name="cf13" style:base-cell-address="Basic_checks.C31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2]))))" style:apply-style-name="cf14" style:base-cell-address="Basic_checks.C32"/>
      <style:map style:condition="of:is-true-formula(NOT(ISERROR(SEARCH(&quot;Passed&quot;;[.C32]))))" style:apply-style-name="cf15" style:base-cell-address="Basic_checks.C32"/>
      <style:map style:condition="of:is-true-formula(NOT(ISERROR(SEARCH(&quot;Failed&quot;;[.C32]))))" style:apply-style-name="cf11" style:base-cell-address="Basic_checks.C32"/>
      <style:map style:condition="of:is-true-formula(NOT(ISERROR(SEARCH(&quot;Not applicable&quot;;[.C32]))))" style:apply-style-name="cf12" style:base-cell-address="Basic_checks.C32"/>
      <style:map style:condition="of:is-true-formula(NOT(ISERROR(SEARCH(&quot;Not checked&quot;;[.C32]))))" style:apply-style-name="cf13" style:base-cell-address="Basic_checks.C32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29]))))" style:apply-style-name="cf14" style:base-cell-address="Basic_checks.E29"/>
      <style:map style:condition="of:is-true-formula(NOT(ISERROR(SEARCH(&quot;Passed&quot;;[.E29]))))" style:apply-style-name="cf15" style:base-cell-address="Basic_checks.E29"/>
      <style:map style:condition="of:is-true-formula(NOT(ISERROR(SEARCH(&quot;Failed&quot;;[.E29]))))" style:apply-style-name="cf11" style:base-cell-address="Basic_checks.E29"/>
      <style:map style:condition="of:is-true-formula(NOT(ISERROR(SEARCH(&quot;Not applicable&quot;;[.E29]))))" style:apply-style-name="cf12" style:base-cell-address="Basic_checks.E29"/>
      <style:map style:condition="of:is-true-formula(NOT(ISERROR(SEARCH(&quot;Not checked&quot;;[.E29]))))" style:apply-style-name="cf13" style:base-cell-address="Basic_checks.E29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1]))))" style:apply-style-name="cf14" style:base-cell-address="Basic_checks.E31"/>
      <style:map style:condition="of:is-true-formula(NOT(ISERROR(SEARCH(&quot;Passed&quot;;[.E31]))))" style:apply-style-name="cf15" style:base-cell-address="Basic_checks.E31"/>
      <style:map style:condition="of:is-true-formula(NOT(ISERROR(SEARCH(&quot;Failed&quot;;[.E31]))))" style:apply-style-name="cf11" style:base-cell-address="Basic_checks.E31"/>
      <style:map style:condition="of:is-true-formula(NOT(ISERROR(SEARCH(&quot;Not applicable&quot;;[.E31]))))" style:apply-style-name="cf12" style:base-cell-address="Basic_checks.E31"/>
      <style:map style:condition="of:is-true-formula(NOT(ISERROR(SEARCH(&quot;Not checked&quot;;[.E31]))))" style:apply-style-name="cf13" style:base-cell-address="Basic_checks.E31"/>
    </style:style>
    <style:style style:name="ce6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2]))))" style:apply-style-name="cf14" style:base-cell-address="Basic_checks.E32"/>
      <style:map style:condition="of:is-true-formula(NOT(ISERROR(SEARCH(&quot;Passed&quot;;[.E32]))))" style:apply-style-name="cf15" style:base-cell-address="Basic_checks.E32"/>
      <style:map style:condition="of:is-true-formula(NOT(ISERROR(SEARCH(&quot;Failed&quot;;[.E32]))))" style:apply-style-name="cf11" style:base-cell-address="Basic_checks.E32"/>
      <style:map style:condition="of:is-true-formula(NOT(ISERROR(SEARCH(&quot;Not applicable&quot;;[.E32]))))" style:apply-style-name="cf12" style:base-cell-address="Basic_checks.E32"/>
      <style:map style:condition="of:is-true-formula(NOT(ISERROR(SEARCH(&quot;Not checked&quot;;[.E32]))))" style:apply-style-name="cf13" style:base-cell-address="Basic_checks.E32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Failed&quot;;[.G5]))))" style:apply-style-name="cf11" style:base-cell-address="Basic_checks.G5"/>
    </style:style>
    <style:style style:name="ce6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7]))))" style:apply-style-name="cf14" style:base-cell-address="Basic_checks.G7"/>
      <style:map style:condition="of:is-true-formula(NOT(ISERROR(SEARCH(&quot;Passed&quot;;[.G7]))))" style:apply-style-name="cf15" style:base-cell-address="Basic_checks.G7"/>
      <style:map style:condition="of:is-true-formula(NOT(ISERROR(SEARCH(&quot;Failed&quot;;[.G7]))))" style:apply-style-name="cf11" style:base-cell-address="Basic_checks.G7"/>
      <style:map style:condition="of:is-true-formula(NOT(ISERROR(SEARCH(&quot;Not applicable&quot;;[.G7]))))" style:apply-style-name="cf12" style:base-cell-address="Basic_checks.G7"/>
      <style:map style:condition="of:is-true-formula(NOT(ISERROR(SEARCH(&quot;Not checked&quot;;[.G7]))))" style:apply-style-name="cf13" style:base-cell-address="Basic_checks.G7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8]))))" style:apply-style-name="cf14" style:base-cell-address="Basic_checks.G8"/>
      <style:map style:condition="of:is-true-formula(NOT(ISERROR(SEARCH(&quot;Passed&quot;;[.G8]))))" style:apply-style-name="cf15" style:base-cell-address="Basic_checks.G8"/>
      <style:map style:condition="of:is-true-formula(NOT(ISERROR(SEARCH(&quot;Failed&quot;;[.G8]))))" style:apply-style-name="cf11" style:base-cell-address="Basic_checks.G8"/>
      <style:map style:condition="of:is-true-formula(NOT(ISERROR(SEARCH(&quot;Not applicable&quot;;[.G8]))))" style:apply-style-name="cf12" style:base-cell-address="Basic_checks.G8"/>
      <style:map style:condition="of:is-true-formula(NOT(ISERROR(SEARCH(&quot;Not checked&quot;;[.G8]))))" style:apply-style-name="cf13" style:base-cell-address="Basic_checks.G8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4]))))" style:apply-style-name="cf14" style:base-cell-address="Basic_checks.G14"/>
      <style:map style:condition="of:is-true-formula(NOT(ISERROR(SEARCH(&quot;Passed&quot;;[.G14]))))" style:apply-style-name="cf15" style:base-cell-address="Basic_checks.G14"/>
      <style:map style:condition="of:is-true-formula(NOT(ISERROR(SEARCH(&quot;Failed&quot;;[.G14]))))" style:apply-style-name="cf11" style:base-cell-address="Basic_checks.G14"/>
      <style:map style:condition="of:is-true-formula(NOT(ISERROR(SEARCH(&quot;Not applicable&quot;;[.G14]))))" style:apply-style-name="cf12" style:base-cell-address="Basic_checks.G14"/>
      <style:map style:condition="of:is-true-formula(NOT(ISERROR(SEARCH(&quot;Not checked&quot;;[.G14]))))" style:apply-style-name="cf13" style:base-cell-address="Basic_checks.G14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5]))))" style:apply-style-name="cf14" style:base-cell-address="Basic_checks.G15"/>
      <style:map style:condition="of:is-true-formula(NOT(ISERROR(SEARCH(&quot;Passed&quot;;[.G15]))))" style:apply-style-name="cf15" style:base-cell-address="Basic_checks.G15"/>
      <style:map style:condition="of:is-true-formula(NOT(ISERROR(SEARCH(&quot;Failed&quot;;[.G15]))))" style:apply-style-name="cf11" style:base-cell-address="Basic_checks.G15"/>
      <style:map style:condition="of:is-true-formula(NOT(ISERROR(SEARCH(&quot;Not applicable&quot;;[.G15]))))" style:apply-style-name="cf12" style:base-cell-address="Basic_checks.G15"/>
      <style:map style:condition="of:is-true-formula(NOT(ISERROR(SEARCH(&quot;Not checked&quot;;[.G15]))))" style:apply-style-name="cf13" style:base-cell-address="Basic_checks.G15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7]))))" style:apply-style-name="cf14" style:base-cell-address="Basic_checks.G17"/>
      <style:map style:condition="of:is-true-formula(NOT(ISERROR(SEARCH(&quot;Passed&quot;;[.G17]))))" style:apply-style-name="cf15" style:base-cell-address="Basic_checks.G17"/>
      <style:map style:condition="of:is-true-formula(NOT(ISERROR(SEARCH(&quot;Failed&quot;;[.G17]))))" style:apply-style-name="cf11" style:base-cell-address="Basic_checks.G17"/>
      <style:map style:condition="of:is-true-formula(NOT(ISERROR(SEARCH(&quot;Not applicable&quot;;[.G17]))))" style:apply-style-name="cf12" style:base-cell-address="Basic_checks.G17"/>
      <style:map style:condition="of:is-true-formula(NOT(ISERROR(SEARCH(&quot;Not checked&quot;;[.G17]))))" style:apply-style-name="cf13" style:base-cell-address="Basic_checks.G17"/>
    </style:style>
    <style:style style:name="ce7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8]))))" style:apply-style-name="cf14" style:base-cell-address="Basic_checks.G18"/>
      <style:map style:condition="of:is-true-formula(NOT(ISERROR(SEARCH(&quot;Passed&quot;;[.G18]))))" style:apply-style-name="cf15" style:base-cell-address="Basic_checks.G18"/>
      <style:map style:condition="of:is-true-formula(NOT(ISERROR(SEARCH(&quot;Failed&quot;;[.G18]))))" style:apply-style-name="cf11" style:base-cell-address="Basic_checks.G18"/>
      <style:map style:condition="of:is-true-formula(NOT(ISERROR(SEARCH(&quot;Not applicable&quot;;[.G18]))))" style:apply-style-name="cf12" style:base-cell-address="Basic_checks.G18"/>
      <style:map style:condition="of:is-true-formula(NOT(ISERROR(SEARCH(&quot;Not checked&quot;;[.G18]))))" style:apply-style-name="cf13" style:base-cell-address="Basic_checks.G18"/>
    </style:style>
    <style:style style:name="ce7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9]))))" style:apply-style-name="cf14" style:base-cell-address="Basic_checks.G19"/>
      <style:map style:condition="of:is-true-formula(NOT(ISERROR(SEARCH(&quot;Passed&quot;;[.G19]))))" style:apply-style-name="cf15" style:base-cell-address="Basic_checks.G19"/>
      <style:map style:condition="of:is-true-formula(NOT(ISERROR(SEARCH(&quot;Failed&quot;;[.G19]))))" style:apply-style-name="cf11" style:base-cell-address="Basic_checks.G19"/>
      <style:map style:condition="of:is-true-formula(NOT(ISERROR(SEARCH(&quot;Not applicable&quot;;[.G19]))))" style:apply-style-name="cf12" style:base-cell-address="Basic_checks.G19"/>
      <style:map style:condition="of:is-true-formula(NOT(ISERROR(SEARCH(&quot;Not checked&quot;;[.G19]))))" style:apply-style-name="cf13" style:base-cell-address="Basic_checks.G19"/>
    </style:style>
    <style:style style:name="ce7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0]))))" style:apply-style-name="cf14" style:base-cell-address="Basic_checks.G20"/>
      <style:map style:condition="of:is-true-formula(NOT(ISERROR(SEARCH(&quot;Passed&quot;;[.G20]))))" style:apply-style-name="cf15" style:base-cell-address="Basic_checks.G20"/>
      <style:map style:condition="of:is-true-formula(NOT(ISERROR(SEARCH(&quot;Failed&quot;;[.G20]))))" style:apply-style-name="cf11" style:base-cell-address="Basic_checks.G20"/>
      <style:map style:condition="of:is-true-formula(NOT(ISERROR(SEARCH(&quot;Not applicable&quot;;[.G20]))))" style:apply-style-name="cf12" style:base-cell-address="Basic_checks.G20"/>
      <style:map style:condition="of:is-true-formula(NOT(ISERROR(SEARCH(&quot;Not checked&quot;;[.G20]))))" style:apply-style-name="cf13" style:base-cell-address="Basic_checks.G20"/>
    </style:style>
    <style:style style:name="ce7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1]))))" style:apply-style-name="cf14" style:base-cell-address="Basic_checks.G21"/>
      <style:map style:condition="of:is-true-formula(NOT(ISERROR(SEARCH(&quot;Passed&quot;;[.G21]))))" style:apply-style-name="cf15" style:base-cell-address="Basic_checks.G21"/>
      <style:map style:condition="of:is-true-formula(NOT(ISERROR(SEARCH(&quot;Failed&quot;;[.G21]))))" style:apply-style-name="cf11" style:base-cell-address="Basic_checks.G21"/>
      <style:map style:condition="of:is-true-formula(NOT(ISERROR(SEARCH(&quot;Not applicable&quot;;[.G21]))))" style:apply-style-name="cf12" style:base-cell-address="Basic_checks.G21"/>
      <style:map style:condition="of:is-true-formula(NOT(ISERROR(SEARCH(&quot;Not checked&quot;;[.G21]))))" style:apply-style-name="cf13" style:base-cell-address="Basic_checks.G21"/>
    </style:style>
    <style:style style:name="ce7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2]))))" style:apply-style-name="cf14" style:base-cell-address="Basic_checks.G22"/>
      <style:map style:condition="of:is-true-formula(NOT(ISERROR(SEARCH(&quot;Passed&quot;;[.G22]))))" style:apply-style-name="cf15" style:base-cell-address="Basic_checks.G22"/>
      <style:map style:condition="of:is-true-formula(NOT(ISERROR(SEARCH(&quot;Failed&quot;;[.G22]))))" style:apply-style-name="cf11" style:base-cell-address="Basic_checks.G22"/>
      <style:map style:condition="of:is-true-formula(NOT(ISERROR(SEARCH(&quot;Not applicable&quot;;[.G22]))))" style:apply-style-name="cf12" style:base-cell-address="Basic_checks.G22"/>
      <style:map style:condition="of:is-true-formula(NOT(ISERROR(SEARCH(&quot;Not checked&quot;;[.G22]))))" style:apply-style-name="cf13" style:base-cell-address="Basic_checks.G22"/>
    </style:style>
    <style:style style:name="ce7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3]))))" style:apply-style-name="cf14" style:base-cell-address="Basic_checks.G23"/>
      <style:map style:condition="of:is-true-formula(NOT(ISERROR(SEARCH(&quot;Passed&quot;;[.G23]))))" style:apply-style-name="cf15" style:base-cell-address="Basic_checks.G23"/>
      <style:map style:condition="of:is-true-formula(NOT(ISERROR(SEARCH(&quot;Failed&quot;;[.G23]))))" style:apply-style-name="cf11" style:base-cell-address="Basic_checks.G23"/>
      <style:map style:condition="of:is-true-formula(NOT(ISERROR(SEARCH(&quot;Not applicable&quot;;[.G23]))))" style:apply-style-name="cf12" style:base-cell-address="Basic_checks.G23"/>
      <style:map style:condition="of:is-true-formula(NOT(ISERROR(SEARCH(&quot;Not checked&quot;;[.G23]))))" style:apply-style-name="cf13" style:base-cell-address="Basic_checks.G23"/>
    </style:style>
    <style:style style:name="ce7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3]))))" style:apply-style-name="cf14" style:base-cell-address="Basic_checks.G13"/>
      <style:map style:condition="of:is-true-formula(NOT(ISERROR(SEARCH(&quot;Passed&quot;;[.G13]))))" style:apply-style-name="cf15" style:base-cell-address="Basic_checks.G13"/>
      <style:map style:condition="of:is-true-formula(NOT(ISERROR(SEARCH(&quot;Failed&quot;;[.G13]))))" style:apply-style-name="cf11" style:base-cell-address="Basic_checks.G13"/>
      <style:map style:condition="of:is-true-formula(NOT(ISERROR(SEARCH(&quot;Not applicable&quot;;[.G13]))))" style:apply-style-name="cf12" style:base-cell-address="Basic_checks.G13"/>
      <style:map style:condition="of:is-true-formula(NOT(ISERROR(SEARCH(&quot;Not checked&quot;;[.G13]))))" style:apply-style-name="cf13" style:base-cell-address="Basic_checks.G13"/>
    </style:style>
    <style:style style:name="ce7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9]))))" style:apply-style-name="cf14" style:base-cell-address="Basic_checks.G9"/>
      <style:map style:condition="of:is-true-formula(NOT(ISERROR(SEARCH(&quot;Passed&quot;;[.G9]))))" style:apply-style-name="cf15" style:base-cell-address="Basic_checks.G9"/>
      <style:map style:condition="of:is-true-formula(NOT(ISERROR(SEARCH(&quot;Failed&quot;;[.G9]))))" style:apply-style-name="cf11" style:base-cell-address="Basic_checks.G9"/>
      <style:map style:condition="of:is-true-formula(NOT(ISERROR(SEARCH(&quot;Not applicable&quot;;[.G9]))))" style:apply-style-name="cf12" style:base-cell-address="Basic_checks.G9"/>
      <style:map style:condition="of:is-true-formula(NOT(ISERROR(SEARCH(&quot;Not checked&quot;;[.G9]))))" style:apply-style-name="cf13" style:base-cell-address="Basic_checks.G9"/>
    </style:style>
    <style:style style:name="ce7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0]))))" style:apply-style-name="cf14" style:base-cell-address="Basic_checks.G10"/>
      <style:map style:condition="of:is-true-formula(NOT(ISERROR(SEARCH(&quot;Passed&quot;;[.G10]))))" style:apply-style-name="cf15" style:base-cell-address="Basic_checks.G10"/>
      <style:map style:condition="of:is-true-formula(NOT(ISERROR(SEARCH(&quot;Failed&quot;;[.G10]))))" style:apply-style-name="cf11" style:base-cell-address="Basic_checks.G10"/>
      <style:map style:condition="of:is-true-formula(NOT(ISERROR(SEARCH(&quot;Not applicable&quot;;[.G10]))))" style:apply-style-name="cf12" style:base-cell-address="Basic_checks.G10"/>
      <style:map style:condition="of:is-true-formula(NOT(ISERROR(SEARCH(&quot;Not checked&quot;;[.G10]))))" style:apply-style-name="cf13" style:base-cell-address="Basic_checks.G10"/>
    </style:style>
    <style:style style:name="ce8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9]))))" style:apply-style-name="cf14" style:base-cell-address="Basic_checks.C9"/>
      <style:map style:condition="of:is-true-formula(NOT(ISERROR(SEARCH(&quot;Passed&quot;;[.C9]))))" style:apply-style-name="cf15" style:base-cell-address="Basic_checks.C9"/>
      <style:map style:condition="of:is-true-formula(NOT(ISERROR(SEARCH(&quot;Failed&quot;;[.C9]))))" style:apply-style-name="cf11" style:base-cell-address="Basic_checks.C9"/>
      <style:map style:condition="of:is-true-formula(NOT(ISERROR(SEARCH(&quot;Not applicable&quot;;[.C9]))))" style:apply-style-name="cf12" style:base-cell-address="Basic_checks.C9"/>
      <style:map style:condition="of:is-true-formula(NOT(ISERROR(SEARCH(&quot;Not checked&quot;;[.C9]))))" style:apply-style-name="cf13" style:base-cell-address="Basic_checks.C9"/>
    </style:style>
    <style:style style:name="ce8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0]))))" style:apply-style-name="cf14" style:base-cell-address="Basic_checks.C10"/>
      <style:map style:condition="of:is-true-formula(NOT(ISERROR(SEARCH(&quot;Passed&quot;;[.C10]))))" style:apply-style-name="cf15" style:base-cell-address="Basic_checks.C10"/>
      <style:map style:condition="of:is-true-formula(NOT(ISERROR(SEARCH(&quot;Failed&quot;;[.C10]))))" style:apply-style-name="cf11" style:base-cell-address="Basic_checks.C10"/>
      <style:map style:condition="of:is-true-formula(NOT(ISERROR(SEARCH(&quot;Not applicable&quot;;[.C10]))))" style:apply-style-name="cf12" style:base-cell-address="Basic_checks.C10"/>
      <style:map style:condition="of:is-true-formula(NOT(ISERROR(SEARCH(&quot;Not checked&quot;;[.C10]))))" style:apply-style-name="cf13" style:base-cell-address="Basic_checks.C10"/>
    </style:style>
    <style:style style:name="ce8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9]))))" style:apply-style-name="cf14" style:base-cell-address="Basic_checks.E9"/>
      <style:map style:condition="of:is-true-formula(NOT(ISERROR(SEARCH(&quot;Passed&quot;;[.E9]))))" style:apply-style-name="cf15" style:base-cell-address="Basic_checks.E9"/>
      <style:map style:condition="of:is-true-formula(NOT(ISERROR(SEARCH(&quot;Failed&quot;;[.E9]))))" style:apply-style-name="cf11" style:base-cell-address="Basic_checks.E9"/>
      <style:map style:condition="of:is-true-formula(NOT(ISERROR(SEARCH(&quot;Not applicable&quot;;[.E9]))))" style:apply-style-name="cf12" style:base-cell-address="Basic_checks.E9"/>
      <style:map style:condition="of:is-true-formula(NOT(ISERROR(SEARCH(&quot;Not checked&quot;;[.E9]))))" style:apply-style-name="cf13" style:base-cell-address="Basic_checks.E9"/>
    </style:style>
    <style:style style:name="ce8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0]))))" style:apply-style-name="cf14" style:base-cell-address="Basic_checks.E10"/>
      <style:map style:condition="of:is-true-formula(NOT(ISERROR(SEARCH(&quot;Passed&quot;;[.E10]))))" style:apply-style-name="cf15" style:base-cell-address="Basic_checks.E10"/>
      <style:map style:condition="of:is-true-formula(NOT(ISERROR(SEARCH(&quot;Failed&quot;;[.E10]))))" style:apply-style-name="cf11" style:base-cell-address="Basic_checks.E10"/>
      <style:map style:condition="of:is-true-formula(NOT(ISERROR(SEARCH(&quot;Not applicable&quot;;[.E10]))))" style:apply-style-name="cf12" style:base-cell-address="Basic_checks.E10"/>
      <style:map style:condition="of:is-true-formula(NOT(ISERROR(SEARCH(&quot;Not checked&quot;;[.E10]))))" style:apply-style-name="cf13" style:base-cell-address="Basic_checks.E10"/>
    </style:style>
    <style:style style:name="ce8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12]))))" style:apply-style-name="cf14" style:base-cell-address="Basic_checks.G12"/>
      <style:map style:condition="of:is-true-formula(NOT(ISERROR(SEARCH(&quot;Passed&quot;;[.G12]))))" style:apply-style-name="cf15" style:base-cell-address="Basic_checks.G12"/>
      <style:map style:condition="of:is-true-formula(NOT(ISERROR(SEARCH(&quot;Failed&quot;;[.G12]))))" style:apply-style-name="cf11" style:base-cell-address="Basic_checks.G12"/>
      <style:map style:condition="of:is-true-formula(NOT(ISERROR(SEARCH(&quot;Not applicable&quot;;[.G12]))))" style:apply-style-name="cf12" style:base-cell-address="Basic_checks.G12"/>
      <style:map style:condition="of:is-true-formula(NOT(ISERROR(SEARCH(&quot;Not checked&quot;;[.G12]))))" style:apply-style-name="cf13" style:base-cell-address="Basic_checks.G12"/>
    </style:style>
    <style:style style:name="ce8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12]))))" style:apply-style-name="cf14" style:base-cell-address="Basic_checks.C12"/>
      <style:map style:condition="of:is-true-formula(NOT(ISERROR(SEARCH(&quot;Passed&quot;;[.C12]))))" style:apply-style-name="cf15" style:base-cell-address="Basic_checks.C12"/>
      <style:map style:condition="of:is-true-formula(NOT(ISERROR(SEARCH(&quot;Failed&quot;;[.C12]))))" style:apply-style-name="cf11" style:base-cell-address="Basic_checks.C12"/>
      <style:map style:condition="of:is-true-formula(NOT(ISERROR(SEARCH(&quot;Not applicable&quot;;[.C12]))))" style:apply-style-name="cf12" style:base-cell-address="Basic_checks.C12"/>
      <style:map style:condition="of:is-true-formula(NOT(ISERROR(SEARCH(&quot;Not checked&quot;;[.C12]))))" style:apply-style-name="cf13" style:base-cell-address="Basic_checks.C12"/>
    </style:style>
    <style:style style:name="ce8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12]))))" style:apply-style-name="cf14" style:base-cell-address="Basic_checks.E12"/>
      <style:map style:condition="of:is-true-formula(NOT(ISERROR(SEARCH(&quot;Passed&quot;;[.E12]))))" style:apply-style-name="cf15" style:base-cell-address="Basic_checks.E12"/>
      <style:map style:condition="of:is-true-formula(NOT(ISERROR(SEARCH(&quot;Failed&quot;;[.E12]))))" style:apply-style-name="cf11" style:base-cell-address="Basic_checks.E12"/>
      <style:map style:condition="of:is-true-formula(NOT(ISERROR(SEARCH(&quot;Not applicable&quot;;[.E12]))))" style:apply-style-name="cf12" style:base-cell-address="Basic_checks.E12"/>
      <style:map style:condition="of:is-true-formula(NOT(ISERROR(SEARCH(&quot;Not checked&quot;;[.E12]))))" style:apply-style-name="cf13" style:base-cell-address="Basic_checks.E12"/>
    </style:style>
    <style:style style:name="ce8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5]))))" style:apply-style-name="cf14" style:base-cell-address="Basic_checks.G25"/>
      <style:map style:condition="of:is-true-formula(NOT(ISERROR(SEARCH(&quot;Passed&quot;;[.G25]))))" style:apply-style-name="cf15" style:base-cell-address="Basic_checks.G25"/>
      <style:map style:condition="of:is-true-formula(NOT(ISERROR(SEARCH(&quot;Failed&quot;;[.G25]))))" style:apply-style-name="cf11" style:base-cell-address="Basic_checks.G25"/>
      <style:map style:condition="of:is-true-formula(NOT(ISERROR(SEARCH(&quot;Not applicable&quot;;[.G25]))))" style:apply-style-name="cf12" style:base-cell-address="Basic_checks.G25"/>
      <style:map style:condition="of:is-true-formula(NOT(ISERROR(SEARCH(&quot;Not checked&quot;;[.G25]))))" style:apply-style-name="cf13" style:base-cell-address="Basic_checks.G25"/>
    </style:style>
    <style:style style:name="ce8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6]))))" style:apply-style-name="cf14" style:base-cell-address="Basic_checks.G26"/>
      <style:map style:condition="of:is-true-formula(NOT(ISERROR(SEARCH(&quot;Passed&quot;;[.G26]))))" style:apply-style-name="cf15" style:base-cell-address="Basic_checks.G26"/>
      <style:map style:condition="of:is-true-formula(NOT(ISERROR(SEARCH(&quot;Failed&quot;;[.G26]))))" style:apply-style-name="cf11" style:base-cell-address="Basic_checks.G26"/>
      <style:map style:condition="of:is-true-formula(NOT(ISERROR(SEARCH(&quot;Not applicable&quot;;[.G26]))))" style:apply-style-name="cf12" style:base-cell-address="Basic_checks.G26"/>
      <style:map style:condition="of:is-true-formula(NOT(ISERROR(SEARCH(&quot;Not checked&quot;;[.G26]))))" style:apply-style-name="cf13" style:base-cell-address="Basic_checks.G26"/>
    </style:style>
    <style:style style:name="ce8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7]))))" style:apply-style-name="cf14" style:base-cell-address="Basic_checks.G27"/>
      <style:map style:condition="of:is-true-formula(NOT(ISERROR(SEARCH(&quot;Passed&quot;;[.G27]))))" style:apply-style-name="cf15" style:base-cell-address="Basic_checks.G27"/>
      <style:map style:condition="of:is-true-formula(NOT(ISERROR(SEARCH(&quot;Failed&quot;;[.G27]))))" style:apply-style-name="cf11" style:base-cell-address="Basic_checks.G27"/>
      <style:map style:condition="of:is-true-formula(NOT(ISERROR(SEARCH(&quot;Not applicable&quot;;[.G27]))))" style:apply-style-name="cf12" style:base-cell-address="Basic_checks.G27"/>
      <style:map style:condition="of:is-true-formula(NOT(ISERROR(SEARCH(&quot;Not checked&quot;;[.G27]))))" style:apply-style-name="cf13" style:base-cell-address="Basic_checks.G27"/>
    </style:style>
    <style:style style:name="ce9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8]))))" style:apply-style-name="cf14" style:base-cell-address="Basic_checks.G28"/>
      <style:map style:condition="of:is-true-formula(NOT(ISERROR(SEARCH(&quot;Passed&quot;;[.G28]))))" style:apply-style-name="cf15" style:base-cell-address="Basic_checks.G28"/>
      <style:map style:condition="of:is-true-formula(NOT(ISERROR(SEARCH(&quot;Failed&quot;;[.G28]))))" style:apply-style-name="cf11" style:base-cell-address="Basic_checks.G28"/>
      <style:map style:condition="of:is-true-formula(NOT(ISERROR(SEARCH(&quot;Not applicable&quot;;[.G28]))))" style:apply-style-name="cf12" style:base-cell-address="Basic_checks.G28"/>
      <style:map style:condition="of:is-true-formula(NOT(ISERROR(SEARCH(&quot;Not checked&quot;;[.G28]))))" style:apply-style-name="cf13" style:base-cell-address="Basic_checks.G28"/>
    </style:style>
    <style:style style:name="ce9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29]))))" style:apply-style-name="cf14" style:base-cell-address="Basic_checks.G29"/>
      <style:map style:condition="of:is-true-formula(NOT(ISERROR(SEARCH(&quot;Passed&quot;;[.G29]))))" style:apply-style-name="cf15" style:base-cell-address="Basic_checks.G29"/>
      <style:map style:condition="of:is-true-formula(NOT(ISERROR(SEARCH(&quot;Failed&quot;;[.G29]))))" style:apply-style-name="cf11" style:base-cell-address="Basic_checks.G29"/>
      <style:map style:condition="of:is-true-formula(NOT(ISERROR(SEARCH(&quot;Not applicable&quot;;[.G29]))))" style:apply-style-name="cf12" style:base-cell-address="Basic_checks.G29"/>
      <style:map style:condition="of:is-true-formula(NOT(ISERROR(SEARCH(&quot;Not checked&quot;;[.G29]))))" style:apply-style-name="cf13" style:base-cell-address="Basic_checks.G29"/>
    </style:style>
    <style:style style:name="ce9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1]))))" style:apply-style-name="cf14" style:base-cell-address="Basic_checks.G31"/>
      <style:map style:condition="of:is-true-formula(NOT(ISERROR(SEARCH(&quot;Passed&quot;;[.G31]))))" style:apply-style-name="cf15" style:base-cell-address="Basic_checks.G31"/>
      <style:map style:condition="of:is-true-formula(NOT(ISERROR(SEARCH(&quot;Failed&quot;;[.G31]))))" style:apply-style-name="cf11" style:base-cell-address="Basic_checks.G31"/>
      <style:map style:condition="of:is-true-formula(NOT(ISERROR(SEARCH(&quot;Not applicable&quot;;[.G31]))))" style:apply-style-name="cf12" style:base-cell-address="Basic_checks.G31"/>
      <style:map style:condition="of:is-true-formula(NOT(ISERROR(SEARCH(&quot;Not checked&quot;;[.G31]))))" style:apply-style-name="cf13" style:base-cell-address="Basic_checks.G31"/>
    </style:style>
    <style:style style:name="ce9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2]))))" style:apply-style-name="cf14" style:base-cell-address="Basic_checks.G32"/>
      <style:map style:condition="of:is-true-formula(NOT(ISERROR(SEARCH(&quot;Passed&quot;;[.G32]))))" style:apply-style-name="cf15" style:base-cell-address="Basic_checks.G32"/>
      <style:map style:condition="of:is-true-formula(NOT(ISERROR(SEARCH(&quot;Failed&quot;;[.G32]))))" style:apply-style-name="cf11" style:base-cell-address="Basic_checks.G32"/>
      <style:map style:condition="of:is-true-formula(NOT(ISERROR(SEARCH(&quot;Not applicable&quot;;[.G32]))))" style:apply-style-name="cf12" style:base-cell-address="Basic_checks.G32"/>
      <style:map style:condition="of:is-true-formula(NOT(ISERROR(SEARCH(&quot;Not checked&quot;;[.G32]))))" style:apply-style-name="cf13" style:base-cell-address="Basic_checks.G32"/>
    </style:style>
    <style:style style:name="ce9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4]))))" style:apply-style-name="cf14" style:base-cell-address="Basic_checks.G34"/>
      <style:map style:condition="of:is-true-formula(NOT(ISERROR(SEARCH(&quot;Passed&quot;;[.G34]))))" style:apply-style-name="cf15" style:base-cell-address="Basic_checks.G34"/>
      <style:map style:condition="of:is-true-formula(NOT(ISERROR(SEARCH(&quot;Failed&quot;;[.G34]))))" style:apply-style-name="cf11" style:base-cell-address="Basic_checks.G34"/>
      <style:map style:condition="of:is-true-formula(NOT(ISERROR(SEARCH(&quot;Not applicable&quot;;[.G34]))))" style:apply-style-name="cf12" style:base-cell-address="Basic_checks.G34"/>
      <style:map style:condition="of:is-true-formula(NOT(ISERROR(SEARCH(&quot;Not checked&quot;;[.G34]))))" style:apply-style-name="cf13" style:base-cell-address="Basic_checks.G34"/>
    </style:style>
    <style:style style:name="ce9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5]))))" style:apply-style-name="cf14" style:base-cell-address="Basic_checks.G35"/>
      <style:map style:condition="of:is-true-formula(NOT(ISERROR(SEARCH(&quot;Passed&quot;;[.G35]))))" style:apply-style-name="cf15" style:base-cell-address="Basic_checks.G35"/>
      <style:map style:condition="of:is-true-formula(NOT(ISERROR(SEARCH(&quot;Failed&quot;;[.G35]))))" style:apply-style-name="cf11" style:base-cell-address="Basic_checks.G35"/>
      <style:map style:condition="of:is-true-formula(NOT(ISERROR(SEARCH(&quot;Not applicable&quot;;[.G35]))))" style:apply-style-name="cf12" style:base-cell-address="Basic_checks.G35"/>
      <style:map style:condition="of:is-true-formula(NOT(ISERROR(SEARCH(&quot;Not checked&quot;;[.G35]))))" style:apply-style-name="cf13" style:base-cell-address="Basic_checks.G35"/>
    </style:style>
    <style:style style:name="ce9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6]))))" style:apply-style-name="cf14" style:base-cell-address="Basic_checks.G36"/>
      <style:map style:condition="of:is-true-formula(NOT(ISERROR(SEARCH(&quot;Passed&quot;;[.G36]))))" style:apply-style-name="cf15" style:base-cell-address="Basic_checks.G36"/>
      <style:map style:condition="of:is-true-formula(NOT(ISERROR(SEARCH(&quot;Failed&quot;;[.G36]))))" style:apply-style-name="cf11" style:base-cell-address="Basic_checks.G36"/>
      <style:map style:condition="of:is-true-formula(NOT(ISERROR(SEARCH(&quot;Not applicable&quot;;[.G36]))))" style:apply-style-name="cf12" style:base-cell-address="Basic_checks.G36"/>
      <style:map style:condition="of:is-true-formula(NOT(ISERROR(SEARCH(&quot;Not checked&quot;;[.G36]))))" style:apply-style-name="cf13" style:base-cell-address="Basic_checks.G36"/>
    </style:style>
    <style:style style:name="ce9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7]))))" style:apply-style-name="cf14" style:base-cell-address="Basic_checks.G37"/>
      <style:map style:condition="of:is-true-formula(NOT(ISERROR(SEARCH(&quot;Passed&quot;;[.G37]))))" style:apply-style-name="cf15" style:base-cell-address="Basic_checks.G37"/>
      <style:map style:condition="of:is-true-formula(NOT(ISERROR(SEARCH(&quot;Failed&quot;;[.G37]))))" style:apply-style-name="cf11" style:base-cell-address="Basic_checks.G37"/>
      <style:map style:condition="of:is-true-formula(NOT(ISERROR(SEARCH(&quot;Not applicable&quot;;[.G37]))))" style:apply-style-name="cf12" style:base-cell-address="Basic_checks.G37"/>
      <style:map style:condition="of:is-true-formula(NOT(ISERROR(SEARCH(&quot;Not checked&quot;;[.G37]))))" style:apply-style-name="cf13" style:base-cell-address="Basic_checks.G37"/>
    </style:style>
    <style:style style:name="ce9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8]))))" style:apply-style-name="cf14" style:base-cell-address="Basic_checks.G38"/>
      <style:map style:condition="of:is-true-formula(NOT(ISERROR(SEARCH(&quot;Passed&quot;;[.G38]))))" style:apply-style-name="cf15" style:base-cell-address="Basic_checks.G38"/>
      <style:map style:condition="of:is-true-formula(NOT(ISERROR(SEARCH(&quot;Failed&quot;;[.G38]))))" style:apply-style-name="cf11" style:base-cell-address="Basic_checks.G38"/>
      <style:map style:condition="of:is-true-formula(NOT(ISERROR(SEARCH(&quot;Not applicable&quot;;[.G38]))))" style:apply-style-name="cf12" style:base-cell-address="Basic_checks.G38"/>
      <style:map style:condition="of:is-true-formula(NOT(ISERROR(SEARCH(&quot;Not checked&quot;;[.G38]))))" style:apply-style-name="cf13" style:base-cell-address="Basic_checks.G38"/>
    </style:style>
    <style:style style:name="ce9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39]))))" style:apply-style-name="cf14" style:base-cell-address="Basic_checks.G39"/>
      <style:map style:condition="of:is-true-formula(NOT(ISERROR(SEARCH(&quot;Passed&quot;;[.G39]))))" style:apply-style-name="cf15" style:base-cell-address="Basic_checks.G39"/>
      <style:map style:condition="of:is-true-formula(NOT(ISERROR(SEARCH(&quot;Failed&quot;;[.G39]))))" style:apply-style-name="cf11" style:base-cell-address="Basic_checks.G39"/>
      <style:map style:condition="of:is-true-formula(NOT(ISERROR(SEARCH(&quot;Not applicable&quot;;[.G39]))))" style:apply-style-name="cf12" style:base-cell-address="Basic_checks.G39"/>
      <style:map style:condition="of:is-true-formula(NOT(ISERROR(SEARCH(&quot;Not checked&quot;;[.G39]))))" style:apply-style-name="cf13" style:base-cell-address="Basic_checks.G39"/>
    </style:style>
    <style:style style:name="ce10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1]))))" style:apply-style-name="cf14" style:base-cell-address="Basic_checks.G41"/>
      <style:map style:condition="of:is-true-formula(NOT(ISERROR(SEARCH(&quot;Passed&quot;;[.G41]))))" style:apply-style-name="cf15" style:base-cell-address="Basic_checks.G41"/>
      <style:map style:condition="of:is-true-formula(NOT(ISERROR(SEARCH(&quot;Failed&quot;;[.G41]))))" style:apply-style-name="cf11" style:base-cell-address="Basic_checks.G41"/>
      <style:map style:condition="of:is-true-formula(NOT(ISERROR(SEARCH(&quot;Not applicable&quot;;[.G41]))))" style:apply-style-name="cf12" style:base-cell-address="Basic_checks.G41"/>
      <style:map style:condition="of:is-true-formula(NOT(ISERROR(SEARCH(&quot;Not checked&quot;;[.G41]))))" style:apply-style-name="cf13" style:base-cell-address="Basic_checks.G41"/>
    </style:style>
    <style:style style:name="ce10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4]))))" style:apply-style-name="cf14" style:base-cell-address="Basic_checks.E34"/>
      <style:map style:condition="of:is-true-formula(NOT(ISERROR(SEARCH(&quot;Passed&quot;;[.E34]))))" style:apply-style-name="cf15" style:base-cell-address="Basic_checks.E34"/>
      <style:map style:condition="of:is-true-formula(NOT(ISERROR(SEARCH(&quot;Failed&quot;;[.E34]))))" style:apply-style-name="cf11" style:base-cell-address="Basic_checks.E34"/>
      <style:map style:condition="of:is-true-formula(NOT(ISERROR(SEARCH(&quot;Not applicable&quot;;[.E34]))))" style:apply-style-name="cf12" style:base-cell-address="Basic_checks.E34"/>
      <style:map style:condition="of:is-true-formula(NOT(ISERROR(SEARCH(&quot;Not checked&quot;;[.E34]))))" style:apply-style-name="cf13" style:base-cell-address="Basic_checks.E34"/>
    </style:style>
    <style:style style:name="ce10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4]))))" style:apply-style-name="cf14" style:base-cell-address="Basic_checks.C34"/>
      <style:map style:condition="of:is-true-formula(NOT(ISERROR(SEARCH(&quot;Passed&quot;;[.C34]))))" style:apply-style-name="cf15" style:base-cell-address="Basic_checks.C34"/>
      <style:map style:condition="of:is-true-formula(NOT(ISERROR(SEARCH(&quot;Failed&quot;;[.C34]))))" style:apply-style-name="cf11" style:base-cell-address="Basic_checks.C34"/>
      <style:map style:condition="of:is-true-formula(NOT(ISERROR(SEARCH(&quot;Not applicable&quot;;[.C34]))))" style:apply-style-name="cf12" style:base-cell-address="Basic_checks.C34"/>
      <style:map style:condition="of:is-true-formula(NOT(ISERROR(SEARCH(&quot;Not checked&quot;;[.C34]))))" style:apply-style-name="cf13" style:base-cell-address="Basic_checks.C34"/>
    </style:style>
    <style:style style:name="ce10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5]))))" style:apply-style-name="cf14" style:base-cell-address="Basic_checks.C35"/>
      <style:map style:condition="of:is-true-formula(NOT(ISERROR(SEARCH(&quot;Passed&quot;;[.C35]))))" style:apply-style-name="cf15" style:base-cell-address="Basic_checks.C35"/>
      <style:map style:condition="of:is-true-formula(NOT(ISERROR(SEARCH(&quot;Failed&quot;;[.C35]))))" style:apply-style-name="cf11" style:base-cell-address="Basic_checks.C35"/>
      <style:map style:condition="of:is-true-formula(NOT(ISERROR(SEARCH(&quot;Not applicable&quot;;[.C35]))))" style:apply-style-name="cf12" style:base-cell-address="Basic_checks.C35"/>
      <style:map style:condition="of:is-true-formula(NOT(ISERROR(SEARCH(&quot;Not checked&quot;;[.C35]))))" style:apply-style-name="cf13" style:base-cell-address="Basic_checks.C35"/>
    </style:style>
    <style:style style:name="ce10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5]))))" style:apply-style-name="cf14" style:base-cell-address="Basic_checks.E35"/>
      <style:map style:condition="of:is-true-formula(NOT(ISERROR(SEARCH(&quot;Passed&quot;;[.E35]))))" style:apply-style-name="cf15" style:base-cell-address="Basic_checks.E35"/>
      <style:map style:condition="of:is-true-formula(NOT(ISERROR(SEARCH(&quot;Failed&quot;;[.E35]))))" style:apply-style-name="cf11" style:base-cell-address="Basic_checks.E35"/>
      <style:map style:condition="of:is-true-formula(NOT(ISERROR(SEARCH(&quot;Not applicable&quot;;[.E35]))))" style:apply-style-name="cf12" style:base-cell-address="Basic_checks.E35"/>
      <style:map style:condition="of:is-true-formula(NOT(ISERROR(SEARCH(&quot;Not checked&quot;;[.E35]))))" style:apply-style-name="cf13" style:base-cell-address="Basic_checks.E35"/>
    </style:style>
    <style:style style:name="ce10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6]))))" style:apply-style-name="cf14" style:base-cell-address="Basic_checks.C36"/>
      <style:map style:condition="of:is-true-formula(NOT(ISERROR(SEARCH(&quot;Passed&quot;;[.C36]))))" style:apply-style-name="cf15" style:base-cell-address="Basic_checks.C36"/>
      <style:map style:condition="of:is-true-formula(NOT(ISERROR(SEARCH(&quot;Failed&quot;;[.C36]))))" style:apply-style-name="cf11" style:base-cell-address="Basic_checks.C36"/>
      <style:map style:condition="of:is-true-formula(NOT(ISERROR(SEARCH(&quot;Not applicable&quot;;[.C36]))))" style:apply-style-name="cf12" style:base-cell-address="Basic_checks.C36"/>
      <style:map style:condition="of:is-true-formula(NOT(ISERROR(SEARCH(&quot;Not checked&quot;;[.C36]))))" style:apply-style-name="cf13" style:base-cell-address="Basic_checks.C36"/>
    </style:style>
    <style:style style:name="ce10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6]))))" style:apply-style-name="cf14" style:base-cell-address="Basic_checks.E36"/>
      <style:map style:condition="of:is-true-formula(NOT(ISERROR(SEARCH(&quot;Passed&quot;;[.E36]))))" style:apply-style-name="cf15" style:base-cell-address="Basic_checks.E36"/>
      <style:map style:condition="of:is-true-formula(NOT(ISERROR(SEARCH(&quot;Failed&quot;;[.E36]))))" style:apply-style-name="cf11" style:base-cell-address="Basic_checks.E36"/>
      <style:map style:condition="of:is-true-formula(NOT(ISERROR(SEARCH(&quot;Not applicable&quot;;[.E36]))))" style:apply-style-name="cf12" style:base-cell-address="Basic_checks.E36"/>
      <style:map style:condition="of:is-true-formula(NOT(ISERROR(SEARCH(&quot;Not checked&quot;;[.E36]))))" style:apply-style-name="cf13" style:base-cell-address="Basic_checks.E36"/>
    </style:style>
    <style:style style:name="ce10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7]))))" style:apply-style-name="cf14" style:base-cell-address="Basic_checks.C37"/>
      <style:map style:condition="of:is-true-formula(NOT(ISERROR(SEARCH(&quot;Passed&quot;;[.C37]))))" style:apply-style-name="cf15" style:base-cell-address="Basic_checks.C37"/>
      <style:map style:condition="of:is-true-formula(NOT(ISERROR(SEARCH(&quot;Failed&quot;;[.C37]))))" style:apply-style-name="cf11" style:base-cell-address="Basic_checks.C37"/>
      <style:map style:condition="of:is-true-formula(NOT(ISERROR(SEARCH(&quot;Not applicable&quot;;[.C37]))))" style:apply-style-name="cf12" style:base-cell-address="Basic_checks.C37"/>
      <style:map style:condition="of:is-true-formula(NOT(ISERROR(SEARCH(&quot;Not checked&quot;;[.C37]))))" style:apply-style-name="cf13" style:base-cell-address="Basic_checks.C37"/>
    </style:style>
    <style:style style:name="ce10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7]))))" style:apply-style-name="cf14" style:base-cell-address="Basic_checks.E37"/>
      <style:map style:condition="of:is-true-formula(NOT(ISERROR(SEARCH(&quot;Passed&quot;;[.E37]))))" style:apply-style-name="cf15" style:base-cell-address="Basic_checks.E37"/>
      <style:map style:condition="of:is-true-formula(NOT(ISERROR(SEARCH(&quot;Failed&quot;;[.E37]))))" style:apply-style-name="cf11" style:base-cell-address="Basic_checks.E37"/>
      <style:map style:condition="of:is-true-formula(NOT(ISERROR(SEARCH(&quot;Not applicable&quot;;[.E37]))))" style:apply-style-name="cf12" style:base-cell-address="Basic_checks.E37"/>
      <style:map style:condition="of:is-true-formula(NOT(ISERROR(SEARCH(&quot;Not checked&quot;;[.E37]))))" style:apply-style-name="cf13" style:base-cell-address="Basic_checks.E37"/>
    </style:style>
    <style:style style:name="ce10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8]))))" style:apply-style-name="cf14" style:base-cell-address="Basic_checks.C38"/>
      <style:map style:condition="of:is-true-formula(NOT(ISERROR(SEARCH(&quot;Passed&quot;;[.C38]))))" style:apply-style-name="cf15" style:base-cell-address="Basic_checks.C38"/>
      <style:map style:condition="of:is-true-formula(NOT(ISERROR(SEARCH(&quot;Failed&quot;;[.C38]))))" style:apply-style-name="cf11" style:base-cell-address="Basic_checks.C38"/>
      <style:map style:condition="of:is-true-formula(NOT(ISERROR(SEARCH(&quot;Not applicable&quot;;[.C38]))))" style:apply-style-name="cf12" style:base-cell-address="Basic_checks.C38"/>
      <style:map style:condition="of:is-true-formula(NOT(ISERROR(SEARCH(&quot;Not checked&quot;;[.C38]))))" style:apply-style-name="cf13" style:base-cell-address="Basic_checks.C38"/>
    </style:style>
    <style:style style:name="ce1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8]))))" style:apply-style-name="cf14" style:base-cell-address="Basic_checks.E38"/>
      <style:map style:condition="of:is-true-formula(NOT(ISERROR(SEARCH(&quot;Passed&quot;;[.E38]))))" style:apply-style-name="cf15" style:base-cell-address="Basic_checks.E38"/>
      <style:map style:condition="of:is-true-formula(NOT(ISERROR(SEARCH(&quot;Failed&quot;;[.E38]))))" style:apply-style-name="cf11" style:base-cell-address="Basic_checks.E38"/>
      <style:map style:condition="of:is-true-formula(NOT(ISERROR(SEARCH(&quot;Not applicable&quot;;[.E38]))))" style:apply-style-name="cf12" style:base-cell-address="Basic_checks.E38"/>
      <style:map style:condition="of:is-true-formula(NOT(ISERROR(SEARCH(&quot;Not checked&quot;;[.E38]))))" style:apply-style-name="cf13" style:base-cell-address="Basic_checks.E38"/>
    </style:style>
    <style:style style:name="ce1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39]))))" style:apply-style-name="cf14" style:base-cell-address="Basic_checks.E39"/>
      <style:map style:condition="of:is-true-formula(NOT(ISERROR(SEARCH(&quot;Passed&quot;;[.E39]))))" style:apply-style-name="cf15" style:base-cell-address="Basic_checks.E39"/>
      <style:map style:condition="of:is-true-formula(NOT(ISERROR(SEARCH(&quot;Failed&quot;;[.E39]))))" style:apply-style-name="cf11" style:base-cell-address="Basic_checks.E39"/>
      <style:map style:condition="of:is-true-formula(NOT(ISERROR(SEARCH(&quot;Not applicable&quot;;[.E39]))))" style:apply-style-name="cf12" style:base-cell-address="Basic_checks.E39"/>
      <style:map style:condition="of:is-true-formula(NOT(ISERROR(SEARCH(&quot;Not checked&quot;;[.E39]))))" style:apply-style-name="cf13" style:base-cell-address="Basic_checks.E39"/>
    </style:style>
    <style:style style:name="ce1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39]))))" style:apply-style-name="cf14" style:base-cell-address="Basic_checks.C39"/>
      <style:map style:condition="of:is-true-formula(NOT(ISERROR(SEARCH(&quot;Passed&quot;;[.C39]))))" style:apply-style-name="cf15" style:base-cell-address="Basic_checks.C39"/>
      <style:map style:condition="of:is-true-formula(NOT(ISERROR(SEARCH(&quot;Failed&quot;;[.C39]))))" style:apply-style-name="cf11" style:base-cell-address="Basic_checks.C39"/>
      <style:map style:condition="of:is-true-formula(NOT(ISERROR(SEARCH(&quot;Not applicable&quot;;[.C39]))))" style:apply-style-name="cf12" style:base-cell-address="Basic_checks.C39"/>
      <style:map style:condition="of:is-true-formula(NOT(ISERROR(SEARCH(&quot;Not checked&quot;;[.C39]))))" style:apply-style-name="cf13" style:base-cell-address="Basic_checks.C39"/>
    </style:style>
    <style:style style:name="ce1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2]))))" style:apply-style-name="cf14" style:base-cell-address="Basic_checks.C42"/>
      <style:map style:condition="of:is-true-formula(NOT(ISERROR(SEARCH(&quot;Passed&quot;;[.C42]))))" style:apply-style-name="cf15" style:base-cell-address="Basic_checks.C42"/>
      <style:map style:condition="of:is-true-formula(NOT(ISERROR(SEARCH(&quot;Failed&quot;;[.C42]))))" style:apply-style-name="cf11" style:base-cell-address="Basic_checks.C42"/>
      <style:map style:condition="of:is-true-formula(NOT(ISERROR(SEARCH(&quot;Not applicable&quot;;[.C42]))))" style:apply-style-name="cf12" style:base-cell-address="Basic_checks.C42"/>
      <style:map style:condition="of:is-true-formula(NOT(ISERROR(SEARCH(&quot;Not checked&quot;;[.C42]))))" style:apply-style-name="cf13" style:base-cell-address="Basic_checks.C42"/>
    </style:style>
    <style:style style:name="ce1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2]))))" style:apply-style-name="cf14" style:base-cell-address="Basic_checks.E42"/>
      <style:map style:condition="of:is-true-formula(NOT(ISERROR(SEARCH(&quot;Passed&quot;;[.E42]))))" style:apply-style-name="cf15" style:base-cell-address="Basic_checks.E42"/>
      <style:map style:condition="of:is-true-formula(NOT(ISERROR(SEARCH(&quot;Failed&quot;;[.E42]))))" style:apply-style-name="cf11" style:base-cell-address="Basic_checks.E42"/>
      <style:map style:condition="of:is-true-formula(NOT(ISERROR(SEARCH(&quot;Not applicable&quot;;[.E42]))))" style:apply-style-name="cf12" style:base-cell-address="Basic_checks.E42"/>
      <style:map style:condition="of:is-true-formula(NOT(ISERROR(SEARCH(&quot;Not checked&quot;;[.E42]))))" style:apply-style-name="cf13" style:base-cell-address="Basic_checks.E42"/>
    </style:style>
    <style:style style:name="ce1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3]))))" style:apply-style-name="cf14" style:base-cell-address="Basic_checks.C43"/>
      <style:map style:condition="of:is-true-formula(NOT(ISERROR(SEARCH(&quot;Passed&quot;;[.C43]))))" style:apply-style-name="cf15" style:base-cell-address="Basic_checks.C43"/>
      <style:map style:condition="of:is-true-formula(NOT(ISERROR(SEARCH(&quot;Failed&quot;;[.C43]))))" style:apply-style-name="cf11" style:base-cell-address="Basic_checks.C43"/>
      <style:map style:condition="of:is-true-formula(NOT(ISERROR(SEARCH(&quot;Not applicable&quot;;[.C43]))))" style:apply-style-name="cf12" style:base-cell-address="Basic_checks.C43"/>
      <style:map style:condition="of:is-true-formula(NOT(ISERROR(SEARCH(&quot;Not checked&quot;;[.C43]))))" style:apply-style-name="cf13" style:base-cell-address="Basic_checks.C43"/>
    </style:style>
    <style:style style:name="ce1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1]))))" style:apply-style-name="cf14" style:base-cell-address="Basic_checks.C41"/>
      <style:map style:condition="of:is-true-formula(NOT(ISERROR(SEARCH(&quot;Passed&quot;;[.C41]))))" style:apply-style-name="cf15" style:base-cell-address="Basic_checks.C41"/>
      <style:map style:condition="of:is-true-formula(NOT(ISERROR(SEARCH(&quot;Failed&quot;;[.C41]))))" style:apply-style-name="cf11" style:base-cell-address="Basic_checks.C41"/>
      <style:map style:condition="of:is-true-formula(NOT(ISERROR(SEARCH(&quot;Not applicable&quot;;[.C41]))))" style:apply-style-name="cf12" style:base-cell-address="Basic_checks.C41"/>
      <style:map style:condition="of:is-true-formula(NOT(ISERROR(SEARCH(&quot;Not checked&quot;;[.C41]))))" style:apply-style-name="cf13" style:base-cell-address="Basic_checks.C41"/>
    </style:style>
    <style:style style:name="ce1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1]))))" style:apply-style-name="cf14" style:base-cell-address="Basic_checks.E41"/>
      <style:map style:condition="of:is-true-formula(NOT(ISERROR(SEARCH(&quot;Passed&quot;;[.E41]))))" style:apply-style-name="cf15" style:base-cell-address="Basic_checks.E41"/>
      <style:map style:condition="of:is-true-formula(NOT(ISERROR(SEARCH(&quot;Failed&quot;;[.E41]))))" style:apply-style-name="cf11" style:base-cell-address="Basic_checks.E41"/>
      <style:map style:condition="of:is-true-formula(NOT(ISERROR(SEARCH(&quot;Not applicable&quot;;[.E41]))))" style:apply-style-name="cf12" style:base-cell-address="Basic_checks.E41"/>
      <style:map style:condition="of:is-true-formula(NOT(ISERROR(SEARCH(&quot;Not checked&quot;;[.E41]))))" style:apply-style-name="cf13" style:base-cell-address="Basic_checks.E41"/>
    </style:style>
    <style:style style:name="ce1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3]))))" style:apply-style-name="cf14" style:base-cell-address="Basic_checks.E43"/>
      <style:map style:condition="of:is-true-formula(NOT(ISERROR(SEARCH(&quot;Passed&quot;;[.E43]))))" style:apply-style-name="cf15" style:base-cell-address="Basic_checks.E43"/>
      <style:map style:condition="of:is-true-formula(NOT(ISERROR(SEARCH(&quot;Failed&quot;;[.E43]))))" style:apply-style-name="cf11" style:base-cell-address="Basic_checks.E43"/>
      <style:map style:condition="of:is-true-formula(NOT(ISERROR(SEARCH(&quot;Not applicable&quot;;[.E43]))))" style:apply-style-name="cf12" style:base-cell-address="Basic_checks.E43"/>
      <style:map style:condition="of:is-true-formula(NOT(ISERROR(SEARCH(&quot;Not checked&quot;;[.E43]))))" style:apply-style-name="cf13" style:base-cell-address="Basic_checks.E43"/>
    </style:style>
    <style:style style:name="ce1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4]))))" style:apply-style-name="cf14" style:base-cell-address="Basic_checks.C44"/>
      <style:map style:condition="of:is-true-formula(NOT(ISERROR(SEARCH(&quot;Passed&quot;;[.C44]))))" style:apply-style-name="cf15" style:base-cell-address="Basic_checks.C44"/>
      <style:map style:condition="of:is-true-formula(NOT(ISERROR(SEARCH(&quot;Failed&quot;;[.C44]))))" style:apply-style-name="cf11" style:base-cell-address="Basic_checks.C44"/>
      <style:map style:condition="of:is-true-formula(NOT(ISERROR(SEARCH(&quot;Not applicable&quot;;[.C44]))))" style:apply-style-name="cf12" style:base-cell-address="Basic_checks.C44"/>
      <style:map style:condition="of:is-true-formula(NOT(ISERROR(SEARCH(&quot;Not checked&quot;;[.C44]))))" style:apply-style-name="cf13" style:base-cell-address="Basic_checks.C44"/>
    </style:style>
    <style:style style:name="ce1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5]))))" style:apply-style-name="cf14" style:base-cell-address="Basic_checks.C45"/>
      <style:map style:condition="of:is-true-formula(NOT(ISERROR(SEARCH(&quot;Passed&quot;;[.C45]))))" style:apply-style-name="cf15" style:base-cell-address="Basic_checks.C45"/>
      <style:map style:condition="of:is-true-formula(NOT(ISERROR(SEARCH(&quot;Failed&quot;;[.C45]))))" style:apply-style-name="cf11" style:base-cell-address="Basic_checks.C45"/>
      <style:map style:condition="of:is-true-formula(NOT(ISERROR(SEARCH(&quot;Not applicable&quot;;[.C45]))))" style:apply-style-name="cf12" style:base-cell-address="Basic_checks.C45"/>
      <style:map style:condition="of:is-true-formula(NOT(ISERROR(SEARCH(&quot;Not checked&quot;;[.C45]))))" style:apply-style-name="cf13" style:base-cell-address="Basic_checks.C45"/>
    </style:style>
    <style:style style:name="ce1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4]))))" style:apply-style-name="cf14" style:base-cell-address="Basic_checks.E44"/>
      <style:map style:condition="of:is-true-formula(NOT(ISERROR(SEARCH(&quot;Passed&quot;;[.E44]))))" style:apply-style-name="cf15" style:base-cell-address="Basic_checks.E44"/>
      <style:map style:condition="of:is-true-formula(NOT(ISERROR(SEARCH(&quot;Failed&quot;;[.E44]))))" style:apply-style-name="cf11" style:base-cell-address="Basic_checks.E44"/>
      <style:map style:condition="of:is-true-formula(NOT(ISERROR(SEARCH(&quot;Not applicable&quot;;[.E44]))))" style:apply-style-name="cf12" style:base-cell-address="Basic_checks.E44"/>
      <style:map style:condition="of:is-true-formula(NOT(ISERROR(SEARCH(&quot;Not checked&quot;;[.E44]))))" style:apply-style-name="cf13" style:base-cell-address="Basic_checks.E44"/>
    </style:style>
    <style:style style:name="ce1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5]))))" style:apply-style-name="cf14" style:base-cell-address="Basic_checks.E45"/>
      <style:map style:condition="of:is-true-formula(NOT(ISERROR(SEARCH(&quot;Passed&quot;;[.E45]))))" style:apply-style-name="cf15" style:base-cell-address="Basic_checks.E45"/>
      <style:map style:condition="of:is-true-formula(NOT(ISERROR(SEARCH(&quot;Failed&quot;;[.E45]))))" style:apply-style-name="cf11" style:base-cell-address="Basic_checks.E45"/>
      <style:map style:condition="of:is-true-formula(NOT(ISERROR(SEARCH(&quot;Not applicable&quot;;[.E45]))))" style:apply-style-name="cf12" style:base-cell-address="Basic_checks.E45"/>
      <style:map style:condition="of:is-true-formula(NOT(ISERROR(SEARCH(&quot;Not checked&quot;;[.E45]))))" style:apply-style-name="cf13" style:base-cell-address="Basic_checks.E45"/>
    </style:style>
    <style:style style:name="ce1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6]))))" style:apply-style-name="cf14" style:base-cell-address="Basic_checks.E46"/>
      <style:map style:condition="of:is-true-formula(NOT(ISERROR(SEARCH(&quot;Passed&quot;;[.E46]))))" style:apply-style-name="cf15" style:base-cell-address="Basic_checks.E46"/>
      <style:map style:condition="of:is-true-formula(NOT(ISERROR(SEARCH(&quot;Failed&quot;;[.E46]))))" style:apply-style-name="cf11" style:base-cell-address="Basic_checks.E46"/>
      <style:map style:condition="of:is-true-formula(NOT(ISERROR(SEARCH(&quot;Not applicable&quot;;[.E46]))))" style:apply-style-name="cf12" style:base-cell-address="Basic_checks.E46"/>
      <style:map style:condition="of:is-true-formula(NOT(ISERROR(SEARCH(&quot;Not checked&quot;;[.E46]))))" style:apply-style-name="cf13" style:base-cell-address="Basic_checks.E46"/>
    </style:style>
    <style:style style:name="ce1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6]))))" style:apply-style-name="cf14" style:base-cell-address="Basic_checks.C46"/>
      <style:map style:condition="of:is-true-formula(NOT(ISERROR(SEARCH(&quot;Passed&quot;;[.C46]))))" style:apply-style-name="cf15" style:base-cell-address="Basic_checks.C46"/>
      <style:map style:condition="of:is-true-formula(NOT(ISERROR(SEARCH(&quot;Failed&quot;;[.C46]))))" style:apply-style-name="cf11" style:base-cell-address="Basic_checks.C46"/>
      <style:map style:condition="of:is-true-formula(NOT(ISERROR(SEARCH(&quot;Not applicable&quot;;[.C46]))))" style:apply-style-name="cf12" style:base-cell-address="Basic_checks.C46"/>
      <style:map style:condition="of:is-true-formula(NOT(ISERROR(SEARCH(&quot;Not checked&quot;;[.C46]))))" style:apply-style-name="cf13" style:base-cell-address="Basic_checks.C46"/>
    </style:style>
    <style:style style:name="ce1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8]))))" style:apply-style-name="cf14" style:base-cell-address="Basic_checks.E48"/>
      <style:map style:condition="of:is-true-formula(NOT(ISERROR(SEARCH(&quot;Passed&quot;;[.E48]))))" style:apply-style-name="cf15" style:base-cell-address="Basic_checks.E48"/>
      <style:map style:condition="of:is-true-formula(NOT(ISERROR(SEARCH(&quot;Failed&quot;;[.E48]))))" style:apply-style-name="cf11" style:base-cell-address="Basic_checks.E48"/>
      <style:map style:condition="of:is-true-formula(NOT(ISERROR(SEARCH(&quot;Not applicable&quot;;[.E48]))))" style:apply-style-name="cf12" style:base-cell-address="Basic_checks.E48"/>
      <style:map style:condition="of:is-true-formula(NOT(ISERROR(SEARCH(&quot;Not checked&quot;;[.E48]))))" style:apply-style-name="cf13" style:base-cell-address="Basic_checks.E48"/>
    </style:style>
    <style:style style:name="ce1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8]))))" style:apply-style-name="cf14" style:base-cell-address="Basic_checks.C48"/>
      <style:map style:condition="of:is-true-formula(NOT(ISERROR(SEARCH(&quot;Passed&quot;;[.C48]))))" style:apply-style-name="cf15" style:base-cell-address="Basic_checks.C48"/>
      <style:map style:condition="of:is-true-formula(NOT(ISERROR(SEARCH(&quot;Failed&quot;;[.C48]))))" style:apply-style-name="cf11" style:base-cell-address="Basic_checks.C48"/>
      <style:map style:condition="of:is-true-formula(NOT(ISERROR(SEARCH(&quot;Not applicable&quot;;[.C48]))))" style:apply-style-name="cf12" style:base-cell-address="Basic_checks.C48"/>
      <style:map style:condition="of:is-true-formula(NOT(ISERROR(SEARCH(&quot;Not checked&quot;;[.C48]))))" style:apply-style-name="cf13" style:base-cell-address="Basic_checks.C48"/>
    </style:style>
    <style:style style:name="ce1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49]))))" style:apply-style-name="cf14" style:base-cell-address="Basic_checks.C49"/>
      <style:map style:condition="of:is-true-formula(NOT(ISERROR(SEARCH(&quot;Passed&quot;;[.C49]))))" style:apply-style-name="cf15" style:base-cell-address="Basic_checks.C49"/>
      <style:map style:condition="of:is-true-formula(NOT(ISERROR(SEARCH(&quot;Failed&quot;;[.C49]))))" style:apply-style-name="cf11" style:base-cell-address="Basic_checks.C49"/>
      <style:map style:condition="of:is-true-formula(NOT(ISERROR(SEARCH(&quot;Not applicable&quot;;[.C49]))))" style:apply-style-name="cf12" style:base-cell-address="Basic_checks.C49"/>
      <style:map style:condition="of:is-true-formula(NOT(ISERROR(SEARCH(&quot;Not checked&quot;;[.C49]))))" style:apply-style-name="cf13" style:base-cell-address="Basic_checks.C49"/>
    </style:style>
    <style:style style:name="ce1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49]))))" style:apply-style-name="cf14" style:base-cell-address="Basic_checks.E49"/>
      <style:map style:condition="of:is-true-formula(NOT(ISERROR(SEARCH(&quot;Passed&quot;;[.E49]))))" style:apply-style-name="cf15" style:base-cell-address="Basic_checks.E49"/>
      <style:map style:condition="of:is-true-formula(NOT(ISERROR(SEARCH(&quot;Failed&quot;;[.E49]))))" style:apply-style-name="cf11" style:base-cell-address="Basic_checks.E49"/>
      <style:map style:condition="of:is-true-formula(NOT(ISERROR(SEARCH(&quot;Not applicable&quot;;[.E49]))))" style:apply-style-name="cf12" style:base-cell-address="Basic_checks.E49"/>
      <style:map style:condition="of:is-true-formula(NOT(ISERROR(SEARCH(&quot;Not checked&quot;;[.E49]))))" style:apply-style-name="cf13" style:base-cell-address="Basic_checks.E49"/>
    </style:style>
    <style:style style:name="ce1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0]))))" style:apply-style-name="cf14" style:base-cell-address="Basic_checks.E50"/>
      <style:map style:condition="of:is-true-formula(NOT(ISERROR(SEARCH(&quot;Passed&quot;;[.E50]))))" style:apply-style-name="cf15" style:base-cell-address="Basic_checks.E50"/>
      <style:map style:condition="of:is-true-formula(NOT(ISERROR(SEARCH(&quot;Failed&quot;;[.E50]))))" style:apply-style-name="cf11" style:base-cell-address="Basic_checks.E50"/>
      <style:map style:condition="of:is-true-formula(NOT(ISERROR(SEARCH(&quot;Not applicable&quot;;[.E50]))))" style:apply-style-name="cf12" style:base-cell-address="Basic_checks.E50"/>
      <style:map style:condition="of:is-true-formula(NOT(ISERROR(SEARCH(&quot;Not checked&quot;;[.E50]))))" style:apply-style-name="cf13" style:base-cell-address="Basic_checks.E50"/>
    </style:style>
    <style:style style:name="ce1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0]))))" style:apply-style-name="cf14" style:base-cell-address="Basic_checks.C50"/>
      <style:map style:condition="of:is-true-formula(NOT(ISERROR(SEARCH(&quot;Passed&quot;;[.C50]))))" style:apply-style-name="cf15" style:base-cell-address="Basic_checks.C50"/>
      <style:map style:condition="of:is-true-formula(NOT(ISERROR(SEARCH(&quot;Failed&quot;;[.C50]))))" style:apply-style-name="cf11" style:base-cell-address="Basic_checks.C50"/>
      <style:map style:condition="of:is-true-formula(NOT(ISERROR(SEARCH(&quot;Not applicable&quot;;[.C50]))))" style:apply-style-name="cf12" style:base-cell-address="Basic_checks.C50"/>
      <style:map style:condition="of:is-true-formula(NOT(ISERROR(SEARCH(&quot;Not checked&quot;;[.C50]))))" style:apply-style-name="cf13" style:base-cell-address="Basic_checks.C50"/>
    </style:style>
    <style:style style:name="ce1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2]))))" style:apply-style-name="cf14" style:base-cell-address="Basic_checks.E52"/>
      <style:map style:condition="of:is-true-formula(NOT(ISERROR(SEARCH(&quot;Passed&quot;;[.E52]))))" style:apply-style-name="cf15" style:base-cell-address="Basic_checks.E52"/>
      <style:map style:condition="of:is-true-formula(NOT(ISERROR(SEARCH(&quot;Failed&quot;;[.E52]))))" style:apply-style-name="cf11" style:base-cell-address="Basic_checks.E52"/>
      <style:map style:condition="of:is-true-formula(NOT(ISERROR(SEARCH(&quot;Not applicable&quot;;[.E52]))))" style:apply-style-name="cf12" style:base-cell-address="Basic_checks.E52"/>
      <style:map style:condition="of:is-true-formula(NOT(ISERROR(SEARCH(&quot;Not checked&quot;;[.E52]))))" style:apply-style-name="cf13" style:base-cell-address="Basic_checks.E52"/>
    </style:style>
    <style:style style:name="ce1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2]))))" style:apply-style-name="cf14" style:base-cell-address="Basic_checks.C52"/>
      <style:map style:condition="of:is-true-formula(NOT(ISERROR(SEARCH(&quot;Passed&quot;;[.C52]))))" style:apply-style-name="cf15" style:base-cell-address="Basic_checks.C52"/>
      <style:map style:condition="of:is-true-formula(NOT(ISERROR(SEARCH(&quot;Failed&quot;;[.C52]))))" style:apply-style-name="cf11" style:base-cell-address="Basic_checks.C52"/>
      <style:map style:condition="of:is-true-formula(NOT(ISERROR(SEARCH(&quot;Not applicable&quot;;[.C52]))))" style:apply-style-name="cf12" style:base-cell-address="Basic_checks.C52"/>
      <style:map style:condition="of:is-true-formula(NOT(ISERROR(SEARCH(&quot;Not checked&quot;;[.C52]))))" style:apply-style-name="cf13" style:base-cell-address="Basic_checks.C52"/>
    </style:style>
    <style:style style:name="ce1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3]))))" style:apply-style-name="cf14" style:base-cell-address="Basic_checks.E53"/>
      <style:map style:condition="of:is-true-formula(NOT(ISERROR(SEARCH(&quot;Passed&quot;;[.E53]))))" style:apply-style-name="cf15" style:base-cell-address="Basic_checks.E53"/>
      <style:map style:condition="of:is-true-formula(NOT(ISERROR(SEARCH(&quot;Failed&quot;;[.E53]))))" style:apply-style-name="cf11" style:base-cell-address="Basic_checks.E53"/>
      <style:map style:condition="of:is-true-formula(NOT(ISERROR(SEARCH(&quot;Not applicable&quot;;[.E53]))))" style:apply-style-name="cf12" style:base-cell-address="Basic_checks.E53"/>
      <style:map style:condition="of:is-true-formula(NOT(ISERROR(SEARCH(&quot;Not checked&quot;;[.E53]))))" style:apply-style-name="cf13" style:base-cell-address="Basic_checks.E53"/>
    </style:style>
    <style:style style:name="ce13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3]))))" style:apply-style-name="cf14" style:base-cell-address="Basic_checks.C53"/>
      <style:map style:condition="of:is-true-formula(NOT(ISERROR(SEARCH(&quot;Passed&quot;;[.C53]))))" style:apply-style-name="cf15" style:base-cell-address="Basic_checks.C53"/>
      <style:map style:condition="of:is-true-formula(NOT(ISERROR(SEARCH(&quot;Failed&quot;;[.C53]))))" style:apply-style-name="cf11" style:base-cell-address="Basic_checks.C53"/>
      <style:map style:condition="of:is-true-formula(NOT(ISERROR(SEARCH(&quot;Not applicable&quot;;[.C53]))))" style:apply-style-name="cf12" style:base-cell-address="Basic_checks.C53"/>
      <style:map style:condition="of:is-true-formula(NOT(ISERROR(SEARCH(&quot;Not checked&quot;;[.C53]))))" style:apply-style-name="cf13" style:base-cell-address="Basic_checks.C53"/>
    </style:style>
    <style:style style:name="ce1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6]))))" style:apply-style-name="cf14" style:base-cell-address="Basic_checks.C56"/>
      <style:map style:condition="of:is-true-formula(NOT(ISERROR(SEARCH(&quot;Passed&quot;;[.C56]))))" style:apply-style-name="cf15" style:base-cell-address="Basic_checks.C56"/>
      <style:map style:condition="of:is-true-formula(NOT(ISERROR(SEARCH(&quot;Failed&quot;;[.C56]))))" style:apply-style-name="cf11" style:base-cell-address="Basic_checks.C56"/>
      <style:map style:condition="of:is-true-formula(NOT(ISERROR(SEARCH(&quot;Not applicable&quot;;[.C56]))))" style:apply-style-name="cf12" style:base-cell-address="Basic_checks.C56"/>
      <style:map style:condition="of:is-true-formula(NOT(ISERROR(SEARCH(&quot;Not checked&quot;;[.C56]))))" style:apply-style-name="cf13" style:base-cell-address="Basic_checks.C56"/>
    </style:style>
    <style:style style:name="ce1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6]))))" style:apply-style-name="cf14" style:base-cell-address="Basic_checks.E56"/>
      <style:map style:condition="of:is-true-formula(NOT(ISERROR(SEARCH(&quot;Passed&quot;;[.E56]))))" style:apply-style-name="cf15" style:base-cell-address="Basic_checks.E56"/>
      <style:map style:condition="of:is-true-formula(NOT(ISERROR(SEARCH(&quot;Failed&quot;;[.E56]))))" style:apply-style-name="cf11" style:base-cell-address="Basic_checks.E56"/>
      <style:map style:condition="of:is-true-formula(NOT(ISERROR(SEARCH(&quot;Not applicable&quot;;[.E56]))))" style:apply-style-name="cf12" style:base-cell-address="Basic_checks.E56"/>
      <style:map style:condition="of:is-true-formula(NOT(ISERROR(SEARCH(&quot;Not checked&quot;;[.E56]))))" style:apply-style-name="cf13" style:base-cell-address="Basic_checks.E56"/>
    </style:style>
    <style:style style:name="ce1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5]))))" style:apply-style-name="cf14" style:base-cell-address="Basic_checks.C55"/>
      <style:map style:condition="of:is-true-formula(NOT(ISERROR(SEARCH(&quot;Passed&quot;;[.C55]))))" style:apply-style-name="cf15" style:base-cell-address="Basic_checks.C55"/>
      <style:map style:condition="of:is-true-formula(NOT(ISERROR(SEARCH(&quot;Failed&quot;;[.C55]))))" style:apply-style-name="cf11" style:base-cell-address="Basic_checks.C55"/>
      <style:map style:condition="of:is-true-formula(NOT(ISERROR(SEARCH(&quot;Not applicable&quot;;[.C55]))))" style:apply-style-name="cf12" style:base-cell-address="Basic_checks.C55"/>
      <style:map style:condition="of:is-true-formula(NOT(ISERROR(SEARCH(&quot;Not checked&quot;;[.C55]))))" style:apply-style-name="cf13" style:base-cell-address="Basic_checks.C55"/>
    </style:style>
    <style:style style:name="ce1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5]))))" style:apply-style-name="cf14" style:base-cell-address="Basic_checks.E55"/>
      <style:map style:condition="of:is-true-formula(NOT(ISERROR(SEARCH(&quot;Passed&quot;;[.E55]))))" style:apply-style-name="cf15" style:base-cell-address="Basic_checks.E55"/>
      <style:map style:condition="of:is-true-formula(NOT(ISERROR(SEARCH(&quot;Failed&quot;;[.E55]))))" style:apply-style-name="cf11" style:base-cell-address="Basic_checks.E55"/>
      <style:map style:condition="of:is-true-formula(NOT(ISERROR(SEARCH(&quot;Not applicable&quot;;[.E55]))))" style:apply-style-name="cf12" style:base-cell-address="Basic_checks.E55"/>
      <style:map style:condition="of:is-true-formula(NOT(ISERROR(SEARCH(&quot;Not checked&quot;;[.E55]))))" style:apply-style-name="cf13" style:base-cell-address="Basic_checks.E55"/>
    </style:style>
    <style:style style:name="ce1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7]))))" style:apply-style-name="cf14" style:base-cell-address="Basic_checks.C57"/>
      <style:map style:condition="of:is-true-formula(NOT(ISERROR(SEARCH(&quot;Passed&quot;;[.C57]))))" style:apply-style-name="cf15" style:base-cell-address="Basic_checks.C57"/>
      <style:map style:condition="of:is-true-formula(NOT(ISERROR(SEARCH(&quot;Failed&quot;;[.C57]))))" style:apply-style-name="cf11" style:base-cell-address="Basic_checks.C57"/>
      <style:map style:condition="of:is-true-formula(NOT(ISERROR(SEARCH(&quot;Not applicable&quot;;[.C57]))))" style:apply-style-name="cf12" style:base-cell-address="Basic_checks.C57"/>
      <style:map style:condition="of:is-true-formula(NOT(ISERROR(SEARCH(&quot;Not checked&quot;;[.C57]))))" style:apply-style-name="cf13" style:base-cell-address="Basic_checks.C57"/>
    </style:style>
    <style:style style:name="ce1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7]))))" style:apply-style-name="cf14" style:base-cell-address="Basic_checks.E57"/>
      <style:map style:condition="of:is-true-formula(NOT(ISERROR(SEARCH(&quot;Passed&quot;;[.E57]))))" style:apply-style-name="cf15" style:base-cell-address="Basic_checks.E57"/>
      <style:map style:condition="of:is-true-formula(NOT(ISERROR(SEARCH(&quot;Failed&quot;;[.E57]))))" style:apply-style-name="cf11" style:base-cell-address="Basic_checks.E57"/>
      <style:map style:condition="of:is-true-formula(NOT(ISERROR(SEARCH(&quot;Not applicable&quot;;[.E57]))))" style:apply-style-name="cf12" style:base-cell-address="Basic_checks.E57"/>
      <style:map style:condition="of:is-true-formula(NOT(ISERROR(SEARCH(&quot;Not checked&quot;;[.E57]))))" style:apply-style-name="cf13" style:base-cell-address="Basic_checks.E57"/>
    </style:style>
    <style:style style:name="ce1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4]))))" style:apply-style-name="cf14" style:base-cell-address="Basic_checks.E54"/>
      <style:map style:condition="of:is-true-formula(NOT(ISERROR(SEARCH(&quot;Passed&quot;;[.E54]))))" style:apply-style-name="cf15" style:base-cell-address="Basic_checks.E54"/>
      <style:map style:condition="of:is-true-formula(NOT(ISERROR(SEARCH(&quot;Failed&quot;;[.E54]))))" style:apply-style-name="cf11" style:base-cell-address="Basic_checks.E54"/>
      <style:map style:condition="of:is-true-formula(NOT(ISERROR(SEARCH(&quot;Not applicable&quot;;[.E54]))))" style:apply-style-name="cf12" style:base-cell-address="Basic_checks.E54"/>
      <style:map style:condition="of:is-true-formula(NOT(ISERROR(SEARCH(&quot;Not checked&quot;;[.E54]))))" style:apply-style-name="cf13" style:base-cell-address="Basic_checks.E54"/>
    </style:style>
    <style:style style:name="ce1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4]))))" style:apply-style-name="cf14" style:base-cell-address="Basic_checks.C54"/>
      <style:map style:condition="of:is-true-formula(NOT(ISERROR(SEARCH(&quot;Passed&quot;;[.C54]))))" style:apply-style-name="cf15" style:base-cell-address="Basic_checks.C54"/>
      <style:map style:condition="of:is-true-formula(NOT(ISERROR(SEARCH(&quot;Failed&quot;;[.C54]))))" style:apply-style-name="cf11" style:base-cell-address="Basic_checks.C54"/>
      <style:map style:condition="of:is-true-formula(NOT(ISERROR(SEARCH(&quot;Not applicable&quot;;[.C54]))))" style:apply-style-name="cf12" style:base-cell-address="Basic_checks.C54"/>
      <style:map style:condition="of:is-true-formula(NOT(ISERROR(SEARCH(&quot;Not checked&quot;;[.C54]))))" style:apply-style-name="cf13" style:base-cell-address="Basic_checks.C54"/>
    </style:style>
    <style:style style:name="ce14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C59]))))" style:apply-style-name="cf14" style:base-cell-address="Basic_checks.C59"/>
      <style:map style:condition="of:is-true-formula(NOT(ISERROR(SEARCH(&quot;Passed&quot;;[.C59]))))" style:apply-style-name="cf15" style:base-cell-address="Basic_checks.C59"/>
      <style:map style:condition="of:is-true-formula(NOT(ISERROR(SEARCH(&quot;Failed&quot;;[.C59]))))" style:apply-style-name="cf11" style:base-cell-address="Basic_checks.C59"/>
      <style:map style:condition="of:is-true-formula(NOT(ISERROR(SEARCH(&quot;Not applicable&quot;;[.C59]))))" style:apply-style-name="cf12" style:base-cell-address="Basic_checks.C59"/>
      <style:map style:condition="of:is-true-formula(NOT(ISERROR(SEARCH(&quot;Not checked&quot;;[.C59]))))" style:apply-style-name="cf13" style:base-cell-address="Basic_checks.C59"/>
    </style:style>
    <style:style style:name="ce1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E59]))))" style:apply-style-name="cf14" style:base-cell-address="Basic_checks.E59"/>
      <style:map style:condition="of:is-true-formula(NOT(ISERROR(SEARCH(&quot;Passed&quot;;[.E59]))))" style:apply-style-name="cf15" style:base-cell-address="Basic_checks.E59"/>
      <style:map style:condition="of:is-true-formula(NOT(ISERROR(SEARCH(&quot;Failed&quot;;[.E59]))))" style:apply-style-name="cf11" style:base-cell-address="Basic_checks.E59"/>
      <style:map style:condition="of:is-true-formula(NOT(ISERROR(SEARCH(&quot;Not applicable&quot;;[.E59]))))" style:apply-style-name="cf12" style:base-cell-address="Basic_checks.E59"/>
      <style:map style:condition="of:is-true-formula(NOT(ISERROR(SEARCH(&quot;Not checked&quot;;[.E59]))))" style:apply-style-name="cf13" style:base-cell-address="Basic_checks.E59"/>
    </style:style>
    <style:style style:name="ce1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2]))))" style:apply-style-name="cf14" style:base-cell-address="Basic_checks.G42"/>
      <style:map style:condition="of:is-true-formula(NOT(ISERROR(SEARCH(&quot;Passed&quot;;[.G42]))))" style:apply-style-name="cf15" style:base-cell-address="Basic_checks.G42"/>
      <style:map style:condition="of:is-true-formula(NOT(ISERROR(SEARCH(&quot;Failed&quot;;[.G42]))))" style:apply-style-name="cf11" style:base-cell-address="Basic_checks.G42"/>
      <style:map style:condition="of:is-true-formula(NOT(ISERROR(SEARCH(&quot;Not applicable&quot;;[.G42]))))" style:apply-style-name="cf12" style:base-cell-address="Basic_checks.G42"/>
      <style:map style:condition="of:is-true-formula(NOT(ISERROR(SEARCH(&quot;Not checked&quot;;[.G42]))))" style:apply-style-name="cf13" style:base-cell-address="Basic_checks.G42"/>
    </style:style>
    <style:style style:name="ce14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3]))))" style:apply-style-name="cf14" style:base-cell-address="Basic_checks.G43"/>
      <style:map style:condition="of:is-true-formula(NOT(ISERROR(SEARCH(&quot;Passed&quot;;[.G43]))))" style:apply-style-name="cf15" style:base-cell-address="Basic_checks.G43"/>
      <style:map style:condition="of:is-true-formula(NOT(ISERROR(SEARCH(&quot;Failed&quot;;[.G43]))))" style:apply-style-name="cf11" style:base-cell-address="Basic_checks.G43"/>
      <style:map style:condition="of:is-true-formula(NOT(ISERROR(SEARCH(&quot;Not applicable&quot;;[.G43]))))" style:apply-style-name="cf12" style:base-cell-address="Basic_checks.G43"/>
      <style:map style:condition="of:is-true-formula(NOT(ISERROR(SEARCH(&quot;Not checked&quot;;[.G43]))))" style:apply-style-name="cf13" style:base-cell-address="Basic_checks.G43"/>
    </style:style>
    <style:style style:name="ce1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4]))))" style:apply-style-name="cf14" style:base-cell-address="Basic_checks.G44"/>
      <style:map style:condition="of:is-true-formula(NOT(ISERROR(SEARCH(&quot;Passed&quot;;[.G44]))))" style:apply-style-name="cf15" style:base-cell-address="Basic_checks.G44"/>
      <style:map style:condition="of:is-true-formula(NOT(ISERROR(SEARCH(&quot;Failed&quot;;[.G44]))))" style:apply-style-name="cf11" style:base-cell-address="Basic_checks.G44"/>
      <style:map style:condition="of:is-true-formula(NOT(ISERROR(SEARCH(&quot;Not applicable&quot;;[.G44]))))" style:apply-style-name="cf12" style:base-cell-address="Basic_checks.G44"/>
      <style:map style:condition="of:is-true-formula(NOT(ISERROR(SEARCH(&quot;Not checked&quot;;[.G44]))))" style:apply-style-name="cf13" style:base-cell-address="Basic_checks.G44"/>
    </style:style>
    <style:style style:name="ce1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5]))))" style:apply-style-name="cf14" style:base-cell-address="Basic_checks.G45"/>
      <style:map style:condition="of:is-true-formula(NOT(ISERROR(SEARCH(&quot;Passed&quot;;[.G45]))))" style:apply-style-name="cf15" style:base-cell-address="Basic_checks.G45"/>
      <style:map style:condition="of:is-true-formula(NOT(ISERROR(SEARCH(&quot;Failed&quot;;[.G45]))))" style:apply-style-name="cf11" style:base-cell-address="Basic_checks.G45"/>
      <style:map style:condition="of:is-true-formula(NOT(ISERROR(SEARCH(&quot;Not applicable&quot;;[.G45]))))" style:apply-style-name="cf12" style:base-cell-address="Basic_checks.G45"/>
      <style:map style:condition="of:is-true-formula(NOT(ISERROR(SEARCH(&quot;Not checked&quot;;[.G45]))))" style:apply-style-name="cf13" style:base-cell-address="Basic_checks.G45"/>
    </style:style>
    <style:style style:name="ce1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6]))))" style:apply-style-name="cf14" style:base-cell-address="Basic_checks.G46"/>
      <style:map style:condition="of:is-true-formula(NOT(ISERROR(SEARCH(&quot;Passed&quot;;[.G46]))))" style:apply-style-name="cf15" style:base-cell-address="Basic_checks.G46"/>
      <style:map style:condition="of:is-true-formula(NOT(ISERROR(SEARCH(&quot;Failed&quot;;[.G46]))))" style:apply-style-name="cf11" style:base-cell-address="Basic_checks.G46"/>
      <style:map style:condition="of:is-true-formula(NOT(ISERROR(SEARCH(&quot;Not applicable&quot;;[.G46]))))" style:apply-style-name="cf12" style:base-cell-address="Basic_checks.G46"/>
      <style:map style:condition="of:is-true-formula(NOT(ISERROR(SEARCH(&quot;Not checked&quot;;[.G46]))))" style:apply-style-name="cf13" style:base-cell-address="Basic_checks.G46"/>
    </style:style>
    <style:style style:name="ce1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8]))))" style:apply-style-name="cf14" style:base-cell-address="Basic_checks.G48"/>
      <style:map style:condition="of:is-true-formula(NOT(ISERROR(SEARCH(&quot;Passed&quot;;[.G48]))))" style:apply-style-name="cf15" style:base-cell-address="Basic_checks.G48"/>
      <style:map style:condition="of:is-true-formula(NOT(ISERROR(SEARCH(&quot;Failed&quot;;[.G48]))))" style:apply-style-name="cf11" style:base-cell-address="Basic_checks.G48"/>
      <style:map style:condition="of:is-true-formula(NOT(ISERROR(SEARCH(&quot;Not applicable&quot;;[.G48]))))" style:apply-style-name="cf12" style:base-cell-address="Basic_checks.G48"/>
      <style:map style:condition="of:is-true-formula(NOT(ISERROR(SEARCH(&quot;Not checked&quot;;[.G48]))))" style:apply-style-name="cf13" style:base-cell-address="Basic_checks.G48"/>
    </style:style>
    <style:style style:name="ce1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49]))))" style:apply-style-name="cf14" style:base-cell-address="Basic_checks.G49"/>
      <style:map style:condition="of:is-true-formula(NOT(ISERROR(SEARCH(&quot;Passed&quot;;[.G49]))))" style:apply-style-name="cf15" style:base-cell-address="Basic_checks.G49"/>
      <style:map style:condition="of:is-true-formula(NOT(ISERROR(SEARCH(&quot;Failed&quot;;[.G49]))))" style:apply-style-name="cf11" style:base-cell-address="Basic_checks.G49"/>
      <style:map style:condition="of:is-true-formula(NOT(ISERROR(SEARCH(&quot;Not applicable&quot;;[.G49]))))" style:apply-style-name="cf12" style:base-cell-address="Basic_checks.G49"/>
      <style:map style:condition="of:is-true-formula(NOT(ISERROR(SEARCH(&quot;Not checked&quot;;[.G49]))))" style:apply-style-name="cf13" style:base-cell-address="Basic_checks.G49"/>
    </style:style>
    <style:style style:name="ce1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0]))))" style:apply-style-name="cf14" style:base-cell-address="Basic_checks.G50"/>
      <style:map style:condition="of:is-true-formula(NOT(ISERROR(SEARCH(&quot;Passed&quot;;[.G50]))))" style:apply-style-name="cf15" style:base-cell-address="Basic_checks.G50"/>
      <style:map style:condition="of:is-true-formula(NOT(ISERROR(SEARCH(&quot;Failed&quot;;[.G50]))))" style:apply-style-name="cf11" style:base-cell-address="Basic_checks.G50"/>
      <style:map style:condition="of:is-true-formula(NOT(ISERROR(SEARCH(&quot;Not applicable&quot;;[.G50]))))" style:apply-style-name="cf12" style:base-cell-address="Basic_checks.G50"/>
      <style:map style:condition="of:is-true-formula(NOT(ISERROR(SEARCH(&quot;Not checked&quot;;[.G50]))))" style:apply-style-name="cf13" style:base-cell-address="Basic_checks.G50"/>
    </style:style>
    <style:style style:name="ce1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2]))))" style:apply-style-name="cf14" style:base-cell-address="Basic_checks.G52"/>
      <style:map style:condition="of:is-true-formula(NOT(ISERROR(SEARCH(&quot;Passed&quot;;[.G52]))))" style:apply-style-name="cf15" style:base-cell-address="Basic_checks.G52"/>
      <style:map style:condition="of:is-true-formula(NOT(ISERROR(SEARCH(&quot;Failed&quot;;[.G52]))))" style:apply-style-name="cf11" style:base-cell-address="Basic_checks.G52"/>
      <style:map style:condition="of:is-true-formula(NOT(ISERROR(SEARCH(&quot;Not applicable&quot;;[.G52]))))" style:apply-style-name="cf12" style:base-cell-address="Basic_checks.G52"/>
      <style:map style:condition="of:is-true-formula(NOT(ISERROR(SEARCH(&quot;Not checked&quot;;[.G52]))))" style:apply-style-name="cf13" style:base-cell-address="Basic_checks.G52"/>
    </style:style>
    <style:style style:name="ce1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3]))))" style:apply-style-name="cf14" style:base-cell-address="Basic_checks.G53"/>
      <style:map style:condition="of:is-true-formula(NOT(ISERROR(SEARCH(&quot;Passed&quot;;[.G53]))))" style:apply-style-name="cf15" style:base-cell-address="Basic_checks.G53"/>
      <style:map style:condition="of:is-true-formula(NOT(ISERROR(SEARCH(&quot;Failed&quot;;[.G53]))))" style:apply-style-name="cf11" style:base-cell-address="Basic_checks.G53"/>
      <style:map style:condition="of:is-true-formula(NOT(ISERROR(SEARCH(&quot;Not applicable&quot;;[.G53]))))" style:apply-style-name="cf12" style:base-cell-address="Basic_checks.G53"/>
      <style:map style:condition="of:is-true-formula(NOT(ISERROR(SEARCH(&quot;Not checked&quot;;[.G53]))))" style:apply-style-name="cf13" style:base-cell-address="Basic_checks.G53"/>
    </style:style>
    <style:style style:name="ce15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4]))))" style:apply-style-name="cf14" style:base-cell-address="Basic_checks.G54"/>
      <style:map style:condition="of:is-true-formula(NOT(ISERROR(SEARCH(&quot;Passed&quot;;[.G54]))))" style:apply-style-name="cf15" style:base-cell-address="Basic_checks.G54"/>
      <style:map style:condition="of:is-true-formula(NOT(ISERROR(SEARCH(&quot;Failed&quot;;[.G54]))))" style:apply-style-name="cf11" style:base-cell-address="Basic_checks.G54"/>
      <style:map style:condition="of:is-true-formula(NOT(ISERROR(SEARCH(&quot;Not applicable&quot;;[.G54]))))" style:apply-style-name="cf12" style:base-cell-address="Basic_checks.G54"/>
      <style:map style:condition="of:is-true-formula(NOT(ISERROR(SEARCH(&quot;Not checked&quot;;[.G54]))))" style:apply-style-name="cf13" style:base-cell-address="Basic_checks.G54"/>
    </style:style>
    <style:style style:name="ce1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5]))))" style:apply-style-name="cf14" style:base-cell-address="Basic_checks.G55"/>
      <style:map style:condition="of:is-true-formula(NOT(ISERROR(SEARCH(&quot;Passed&quot;;[.G55]))))" style:apply-style-name="cf15" style:base-cell-address="Basic_checks.G55"/>
      <style:map style:condition="of:is-true-formula(NOT(ISERROR(SEARCH(&quot;Failed&quot;;[.G55]))))" style:apply-style-name="cf11" style:base-cell-address="Basic_checks.G55"/>
      <style:map style:condition="of:is-true-formula(NOT(ISERROR(SEARCH(&quot;Not applicable&quot;;[.G55]))))" style:apply-style-name="cf12" style:base-cell-address="Basic_checks.G55"/>
      <style:map style:condition="of:is-true-formula(NOT(ISERROR(SEARCH(&quot;Not checked&quot;;[.G55]))))" style:apply-style-name="cf13" style:base-cell-address="Basic_checks.G55"/>
    </style:style>
    <style:style style:name="ce1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6]))))" style:apply-style-name="cf14" style:base-cell-address="Basic_checks.G56"/>
      <style:map style:condition="of:is-true-formula(NOT(ISERROR(SEARCH(&quot;Passed&quot;;[.G56]))))" style:apply-style-name="cf15" style:base-cell-address="Basic_checks.G56"/>
      <style:map style:condition="of:is-true-formula(NOT(ISERROR(SEARCH(&quot;Failed&quot;;[.G56]))))" style:apply-style-name="cf11" style:base-cell-address="Basic_checks.G56"/>
      <style:map style:condition="of:is-true-formula(NOT(ISERROR(SEARCH(&quot;Not applicable&quot;;[.G56]))))" style:apply-style-name="cf12" style:base-cell-address="Basic_checks.G56"/>
      <style:map style:condition="of:is-true-formula(NOT(ISERROR(SEARCH(&quot;Not checked&quot;;[.G56]))))" style:apply-style-name="cf13" style:base-cell-address="Basic_checks.G56"/>
    </style:style>
    <style:style style:name="ce15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7]))))" style:apply-style-name="cf14" style:base-cell-address="Basic_checks.G57"/>
      <style:map style:condition="of:is-true-formula(NOT(ISERROR(SEARCH(&quot;Passed&quot;;[.G57]))))" style:apply-style-name="cf15" style:base-cell-address="Basic_checks.G57"/>
      <style:map style:condition="of:is-true-formula(NOT(ISERROR(SEARCH(&quot;Failed&quot;;[.G57]))))" style:apply-style-name="cf11" style:base-cell-address="Basic_checks.G57"/>
      <style:map style:condition="of:is-true-formula(NOT(ISERROR(SEARCH(&quot;Not applicable&quot;;[.G57]))))" style:apply-style-name="cf12" style:base-cell-address="Basic_checks.G57"/>
      <style:map style:condition="of:is-true-formula(NOT(ISERROR(SEARCH(&quot;Not checked&quot;;[.G57]))))" style:apply-style-name="cf13" style:base-cell-address="Basic_checks.G57"/>
    </style:style>
    <style:style style:name="ce1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  <style:map style:condition="of:is-true-formula(NOT(ISERROR(SEARCH(&quot;Not sure&quot;;[.G59]))))" style:apply-style-name="cf14" style:base-cell-address="Basic_checks.G59"/>
      <style:map style:condition="of:is-true-formula(NOT(ISERROR(SEARCH(&quot;Passed&quot;;[.G59]))))" style:apply-style-name="cf15" style:base-cell-address="Basic_checks.G59"/>
      <style:map style:condition="of:is-true-formula(NOT(ISERROR(SEARCH(&quot;Failed&quot;;[.G59]))))" style:apply-style-name="cf11" style:base-cell-address="Basic_checks.G59"/>
      <style:map style:condition="of:is-true-formula(NOT(ISERROR(SEARCH(&quot;Not applicable&quot;;[.G59]))))" style:apply-style-name="cf12" style:base-cell-address="Basic_checks.G59"/>
      <style:map style:condition="of:is-true-formula(NOT(ISERROR(SEARCH(&quot;Not checked&quot;;[.G59]))))" style:apply-style-name="cf13" style:base-cell-address="Basic_checks.G5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items.$A$1:.$A$5])" table:base-cell-address="Basic_checks.C7">
          <table:help-message table:display="true"/>
          <table:error-message table:display="true"/>
        </table:content-validation>
      </table:content-validations>
      <table:table table:name="Overview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table:style-name="ce2">
            <text:p>Basic accessibility check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WCAG 2.1 covers a lot of criteria and a lot of scenarios. Because it is a full standard, it has to cover every eventuality. To be able to say your service is fully compliant, you will need to check everything. There is no getting around it.</text:p>
            <text:p/>
            <text:p>However, when testing we find most WCAG failures fall under the same 15 to 20 criteria. So, we’ve made a checklist of our top 10 things to test. We think this should cover a lot of the serious accessibility barriers people face.</text:p>
            <text:p/>
            <text:p>To make this checklist, we combined the common failures found by 8 different accessibility auditors along with the findings from the Accessibility monitoring of public sector websites and mobile apps 2020-2021 corporate report.</text:p>
            <text:p/>
            <text:p>We grouped the tests into a logical order based on how easy the tests are to execute, and how much effort they will take to fix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Warning: The intent of this basic checklist is to cover the most common WCAG failures. Completing this checklist will not guarantee your service is fully compliant with WCAG 2.1.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">
            <text:p>Links: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Alternative format: Open Document Text (ODT) format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<text:a xlink:href="https://staging-dwpam.herokuapp.com/tools-and-resources/basic-accessibility-checks/#1-automated-tools">Guidance in the DWP Accessibility Manual</text:a>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<text:a xlink:href="https://www.gov.uk/government/publications/accessibility-monitoring-of-public-sector-websites-and-mobile-apps-2020-2021/accessibility-monitoring-of-public-sector-websites-and-mobile-apps-2020-2021">Accessibility monitoring of public sector websites and mobile apps 2020-2021 corporate report</text:a></text:p>
          </table:table-cell>
          <table:table-cell table:number-columns-repeated="16383"/>
        </table:table-row>
        <table:table-row table:number-rows-repeated="1048568" table:style-name="ro4">
          <table:table-cell table:number-columns-repeated="16384"/>
        </table:table-row>
      </table:table>
      <table:table table:name="Basic_checks" table:style-name="ta2"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10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number-columns-repeated="1144" table:default-cell-style-name="ce8"/>
        <table:table-column table:style-name="co2" table:number-columns-repeated="15218" table:default-cell-style-name="ce8"/>
        <table:table-row table:style-name="ro6">
          <table:table-cell office:value-type="string" table:style-name="ce7">
            <text:p>Product Tested:<text:s text:c="7"/></text:p>
          </table:table-cell>
          <table:table-cell table:style-name="ce8"/>
          <table:table-cell table:style-name="ce9"/>
          <table:table-cell table:style-name="ce10"/>
          <table:table-cell table:number-columns-repeated="18" table:style-name="ce9"/>
          <table:table-cell table:number-columns-repeated="16362"/>
        </table:table-row>
        <table:table-row table:style-name="ro6">
          <table:table-cell office:value-type="string" table:style-name="ce7">
            <text:p>Date of Testing:<text:s text:c="9"/></text:p>
          </table:table-cell>
          <table:table-cell table:style-name="ce8"/>
          <table:table-cell table:style-name="ce9"/>
          <table:table-cell table:style-name="ce10"/>
          <table:table-cell table:number-columns-repeated="18" table:style-name="ce9"/>
          <table:table-cell table:number-columns-repeated="16362"/>
        </table:table-row>
        <table:table-row table:style-name="ro6">
          <table:table-cell office:value-type="string" table:style-name="ce7">
            <text:p>Report Compiled By:<text:s text:c="7"/></text:p>
          </table:table-cell>
          <table:table-cell table:style-name="ce8"/>
          <table:table-cell table:style-name="ce9"/>
          <table:table-cell table:style-name="ce10"/>
          <table:table-cell table:number-columns-repeated="18" table:style-name="ce9"/>
          <table:table-cell table:number-columns-repeated="16362"/>
        </table:table-row>
        <table:table-row table:style-name="ro6">
          <table:table-cell table:style-name="ce7"/>
          <table:table-cell table:style-name="ce8"/>
          <table:table-cell table:style-name="ce9"/>
          <table:table-cell table:style-name="ce10"/>
          <table:table-cell table:number-columns-repeated="18" table:style-name="ce9"/>
          <table:table-cell table:number-columns-repeated="16362"/>
        </table:table-row>
        <table:table-row table:style-name="ro6">
          <table:table-cell office:value-type="string" table:style-name="ce11">
            <text:p>Tests</text:p>
          </table:table-cell>
          <table:table-cell office:value-type="string" table:style-name="ce11">
            <text:p>WCAG References</text:p>
          </table:table-cell>
          <table:table-cell office:value-type="string" office:string-value="Failed    0" table:formula="of:=&quot;Failed    &quot;&amp; COUNTIF([.C7:.C59];&quot;Failed&quot;)" table:style-name="ce27">
            <text:p>Failed <text:s text:c="3"/>0</text:p>
          </table:table-cell>
          <table:table-cell office:value-type="string" table:style-name="ce13">
            <text:p>Page 1</text:p>
          </table:table-cell>
          <table:table-cell office:value-type="string" office:string-value="Failed    0" table:formula="of:=&quot;Failed    &quot;&amp; COUNTIF([.E7:.E59];&quot;Failed&quot;)" table:style-name="ce29">
            <text:p>Failed <text:s text:c="3"/>0</text:p>
          </table:table-cell>
          <table:table-cell office:value-type="string" table:style-name="ce13">
            <text:p>Page 2</text:p>
          </table:table-cell>
          <table:table-cell office:value-type="string" office:string-value="Failed    0" table:formula="of:=&quot;Failed    &quot;&amp; COUNTIF([.G7:.G59];&quot;Failed&quot;)" table:style-name="ce65">
            <text:p>Failed <text:s text:c="3"/>0</text:p>
          </table:table-cell>
          <table:table-cell office:value-type="string" table:style-name="ce13">
            <text:p>Page 3</text:p>
          </table:table-cell>
          <table:table-cell office:value-type="string" office:string-value="Failed    0" table:formula="of:=&quot;Failed    &quot;&amp; COUNTIF([.I7:.I59];&quot;Failed&quot;)" table:style-name="ce65">
            <text:p>Failed <text:s text:c="3"/>0</text:p>
          </table:table-cell>
          <table:table-cell office:value-type="string" table:style-name="ce13">
            <text:p>Page 4</text:p>
          </table:table-cell>
          <table:table-cell office:value-type="string" office:string-value="Failed    0" table:formula="of:=&quot;Failed    &quot;&amp; COUNTIF([.K7:.K59];&quot;Failed&quot;)" table:style-name="ce65">
            <text:p>Failed <text:s text:c="3"/>0</text:p>
          </table:table-cell>
          <table:table-cell office:value-type="string" table:style-name="ce13">
            <text:p>Page 5</text:p>
          </table:table-cell>
          <table:table-cell office:value-type="string" office:string-value="Failed    0" table:formula="of:=&quot;Failed    &quot;&amp; COUNTIF([.M7:.M59];&quot;Failed&quot;)" table:style-name="ce65">
            <text:p>Failed <text:s text:c="3"/>0</text:p>
          </table:table-cell>
          <table:table-cell office:value-type="string" table:style-name="ce13">
            <text:p>Page 6</text:p>
          </table:table-cell>
          <table:table-cell office:value-type="string" office:string-value="Failed    0" table:formula="of:=&quot;Failed    &quot;&amp; COUNTIF([.O7:.O59];&quot;Failed&quot;)" table:style-name="ce65">
            <text:p>Failed <text:s text:c="3"/>0</text:p>
          </table:table-cell>
          <table:table-cell office:value-type="string" table:style-name="ce13">
            <text:p>Page 7</text:p>
          </table:table-cell>
          <table:table-cell office:value-type="string" office:string-value="Failed    0" table:formula="of:=&quot;Failed    &quot;&amp; COUNTIF([.Q7:.Q59];&quot;Failed&quot;)" table:style-name="ce65">
            <text:p>Failed <text:s text:c="3"/>0</text:p>
          </table:table-cell>
          <table:table-cell office:value-type="string" table:style-name="ce13">
            <text:p>Page 8</text:p>
          </table:table-cell>
          <table:table-cell office:value-type="string" office:string-value="Failed    0" table:formula="of:=&quot;Failed    &quot;&amp; COUNTIF([.S7:.S59];&quot;Failed&quot;)" table:style-name="ce65">
            <text:p>Failed <text:s text:c="3"/>0</text:p>
          </table:table-cell>
          <table:table-cell office:value-type="string" table:style-name="ce13">
            <text:p>Page 9</text:p>
          </table:table-cell>
          <table:table-cell office:value-type="string" office:string-value="Failed    0" table:formula="of:=&quot;Failed    &quot;&amp; COUNTIF([.U7:.U59];&quot;Failed&quot;)" table:style-name="ce65">
            <text:p>Failed <text:s text:c="3"/>0</text:p>
          </table:table-cell>
          <table:table-cell office:value-type="string" table:style-name="ce13">
            <text:p>Page 10</text:p>
          </table:table-cell>
          <table:table-cell table:number-columns-repeated="16362" table:style-name="ce14"/>
        </table:table-row>
        <table:table-row table:style-name="ro6">
          <table:table-cell office:value-type="string" table:style-name="ce15">
            <text:p>1. Automated tools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6">
          <table:table-cell office:value-type="string" table:style-name="ce19">
            <text:p>HTML is valid</text:p>
          </table:table-cell>
          <table:table-cell office:value-type="string" table:style-name="ce20">
            <text:p>4.1.1 Parsing</text:p>
          </table:table-cell>
          <table:table-cell office:value-type="string" table:content-validation-name="val1" table:style-name="ce26">
            <text:p>Not checked</text:p>
          </table:table-cell>
          <table:table-cell table:style-name="ce19"/>
          <table:table-cell office:value-type="string" table:content-validation-name="val1" table:style-name="ce30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office:value-type="string" table:content-validation-name="val1" table:style-name="ce66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ARC Toolkit used</text:p>
          </table:table-cell>
          <table:table-cell office:value-type="string" table:style-name="ce19">
            <text:p>Various</text:p>
          </table:table-cell>
          <table:table-cell office:value-type="string" table:content-validation-name="val1" table:style-name="ce28">
            <text:p>Not checked</text:p>
          </table:table-cell>
          <table:table-cell table:style-name="ce19"/>
          <table:table-cell office:value-type="string" table:content-validation-name="val1" table:style-name="ce31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office:value-type="string" table:content-validation-name="val1" table:style-name="ce67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19">
            <text:p>Axe Devtools used</text:p>
          </table:table-cell>
          <table:table-cell office:value-type="string" table:style-name="ce19">
            <text:p>Various</text:p>
          </table:table-cell>
          <table:table-cell office:value-type="string" table:content-validation-name="val1" table:style-name="ce80">
            <text:p>Not checked</text:p>
          </table:table-cell>
          <table:table-cell table:style-name="ce19"/>
          <table:table-cell office:value-type="string" table:content-validation-name="val1" table:style-name="ce82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office:value-type="string" table:content-validation-name="val1" table:style-name="ce78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19">
            <text:p>Wave used</text:p>
          </table:table-cell>
          <table:table-cell office:value-type="string" table:style-name="ce19">
            <text:p>Various</text:p>
          </table:table-cell>
          <table:table-cell office:value-type="string" table:content-validation-name="val1" table:style-name="ce81">
            <text:p>Not checked</text:p>
          </table:table-cell>
          <table:table-cell table:style-name="ce19"/>
          <table:table-cell office:value-type="string" table:content-validation-name="val1" table:style-name="ce83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office:value-type="string" table:content-validation-name="val1" table:style-name="ce79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5">
            <text:p>2. Responsive design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6">
          <table:table-cell office:value-type="string" table:style-name="ce19">
            <text:p>All information available in portrait and landscape</text:p>
          </table:table-cell>
          <table:table-cell office:value-type="string" table:style-name="ce21">
            <text:p><text:a xlink:href="https://www.w3.org/WAI/WCAG21/Understanding/orientation.html">1.3.4 Orientation</text:a></text:p>
          </table:table-cell>
          <table:table-cell office:value-type="string" table:content-validation-name="val1" table:style-name="ce85">
            <text:p>Not checked</text:p>
          </table:table-cell>
          <table:table-cell table:style-name="ce19"/>
          <table:table-cell office:value-type="string" table:content-validation-name="val1" table:style-name="ce86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office:value-type="string" table:content-validation-name="val1" table:style-name="ce84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Font size scales without breaking the layout when zooming</text:p>
          </table:table-cell>
          <table:table-cell office:value-type="string" table:style-name="ce21">
            <text:p><text:a xlink:href="https://www.w3.org/WAI/WCAG21/Understanding/resize-text.html">1.4.4 Resize text</text:a></text:p>
          </table:table-cell>
          <table:table-cell office:value-type="string" table:content-validation-name="val1" table:style-name="ce33">
            <text:p>Not checked</text:p>
          </table:table-cell>
          <table:table-cell table:style-name="ce19"/>
          <table:table-cell office:value-type="string" table:content-validation-name="val1" table:style-name="ce35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office:value-type="string" table:content-validation-name="val1" table:style-name="ce77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19">
            <text:p>No horizontal scrolling on banned elements at 320px</text:p>
          </table:table-cell>
          <table:table-cell office:value-type="string" table:style-name="ce21">
            <text:p><text:a xlink:href="https://www.w3.org/WAI/WCAG21/Understanding/reflow.html">1.4.10 Reflow</text:a></text:p>
          </table:table-cell>
          <table:table-cell office:value-type="string" table:content-validation-name="val1" table:style-name="ce32">
            <text:p>Not checked</text:p>
          </table:table-cell>
          <table:table-cell table:style-name="ce19"/>
          <table:table-cell office:value-type="string" table:content-validation-name="val1" table:style-name="ce36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office:value-type="string" table:content-validation-name="val1" table:style-name="ce68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19">
            <text:p>Font size will scale up to “very large” and still be clear</text:p>
          </table:table-cell>
          <table:table-cell office:value-type="string" table:style-name="ce19">
            <text:p>Observation</text:p>
          </table:table-cell>
          <table:table-cell office:value-type="string" table:content-validation-name="val1" table:style-name="ce34">
            <text:p>Not checked</text:p>
          </table:table-cell>
          <table:table-cell table:style-name="ce19"/>
          <table:table-cell office:value-type="string" table:content-validation-name="val1" table:style-name="ce37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office:value-type="string" table:content-validation-name="val1" table:style-name="ce69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15">
            <text:p>3. Keyboard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6">
          <table:table-cell office:value-type="string" table:style-name="ce19">
            <text:p>All interactions work using a keyboard</text:p>
          </table:table-cell>
          <table:table-cell office:value-type="string" table:style-name="ce20">
            <text:p>2.1.1 Keyboard</text:p>
          </table:table-cell>
          <table:table-cell office:value-type="string" table:content-validation-name="val1" table:style-name="ce43">
            <text:p>Not checked</text:p>
          </table:table-cell>
          <table:table-cell table:style-name="ce19"/>
          <table:table-cell office:value-type="string" table:content-validation-name="val1" table:style-name="ce4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office:value-type="string" table:content-validation-name="val1" table:style-name="ce70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Focus is never trapped</text:p>
          </table:table-cell>
          <table:table-cell office:value-type="string" table:style-name="ce21">
            <text:p><text:a xlink:href="https://www.w3.org/WAI/WCAG21/Understanding/no-keyboard-trap.html">2.1.2 No Keyboard Trap</text:a></text:p>
          </table:table-cell>
          <table:table-cell office:value-type="string" table:content-validation-name="val1" table:style-name="ce39">
            <text:p>Not checked</text:p>
          </table:table-cell>
          <table:table-cell table:style-name="ce19"/>
          <table:table-cell office:value-type="string" table:content-validation-name="val1" table:style-name="ce38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office:value-type="string" table:content-validation-name="val1" table:style-name="ce71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Page has is a working skip-link</text:p>
          </table:table-cell>
          <table:table-cell office:value-type="string" table:style-name="ce21">
            <text:p><text:a xlink:href="https://www.w3.org/WAI/WCAG21/Understanding/bypass-blocks.html">2.4.1 Bypass Blocks</text:a></text:p>
          </table:table-cell>
          <table:table-cell office:value-type="string" table:content-validation-name="val1" table:style-name="ce41">
            <text:p>Not checked</text:p>
          </table:table-cell>
          <table:table-cell table:style-name="ce19"/>
          <table:table-cell office:value-type="string" table:content-validation-name="val1" table:style-name="ce4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office:value-type="string" table:content-validation-name="val1" table:style-name="ce72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Focus order is logical</text:p>
          </table:table-cell>
          <table:table-cell office:value-type="string" table:style-name="ce21">
            <text:p><text:a xlink:href="https://www.w3.org/WAI/WCAG21/Understanding/focus-order.html">2.4.3 Focus Order</text:a></text:p>
          </table:table-cell>
          <table:table-cell office:value-type="string" table:content-validation-name="val1" table:style-name="ce45">
            <text:p>Not checked</text:p>
          </table:table-cell>
          <table:table-cell table:style-name="ce19"/>
          <table:table-cell office:value-type="string" table:content-validation-name="val1" table:style-name="ce44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office:value-type="string" table:content-validation-name="val1" table:style-name="ce73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Focus is always visible</text:p>
          </table:table-cell>
          <table:table-cell office:value-type="string" table:style-name="ce21">
            <text:p><text:a xlink:href="https://www.w3.org/WAI/WCAG21/Understanding/focus-visible.html">2.4.7 Focus Visible</text:a></text:p>
          </table:table-cell>
          <table:table-cell office:value-type="string" table:content-validation-name="val1" table:style-name="ce46">
            <text:p>Not checked</text:p>
          </table:table-cell>
          <table:table-cell table:style-name="ce19"/>
          <table:table-cell office:value-type="string" table:content-validation-name="val1" table:style-name="ce47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office:value-type="string" table:content-validation-name="val1" table:style-name="ce74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Focus is contained within modals and pop-ups</text:p>
          </table:table-cell>
          <table:table-cell office:value-type="string" table:style-name="ce21">
            <text:p><text:a xlink:href="https://www.w3.org/WAI/WCAG21/Understanding/focus-visible.html">2.4.7 Focus Visible</text:a></text:p>
          </table:table-cell>
          <table:table-cell office:value-type="string" table:content-validation-name="val1" table:style-name="ce55">
            <text:p>Not checked</text:p>
          </table:table-cell>
          <table:table-cell table:style-name="ce19"/>
          <table:table-cell office:value-type="string" table:content-validation-name="val1" table:style-name="ce56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office:value-type="string" table:content-validation-name="val1" table:style-name="ce75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9">
            <text:p>Focus does not submit forms or activate links</text:p>
          </table:table-cell>
          <table:table-cell office:value-type="string" table:style-name="ce21">
            <text:p><text:a xlink:href="https://www.w3.org/WAI/WCAG21/Understanding/on-focus.html">3.1.1 On Focus</text:a></text:p>
          </table:table-cell>
          <table:table-cell office:value-type="string" table:content-validation-name="val1" table:style-name="ce55">
            <text:p>Not checked</text:p>
          </table:table-cell>
          <table:table-cell table:style-name="ce19"/>
          <table:table-cell office:value-type="string" table:content-validation-name="val1" table:style-name="ce54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office:value-type="string" table:content-validation-name="val1" table:style-name="ce76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5">
            <text:p>4. Headings and labels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6">
          <table:table-cell office:value-type="string" table:style-name="ce22">
            <text:p>No heading levels have been skipped</text:p>
          </table:table-cell>
          <table:table-cell office:value-type="string" table:style-name="ce21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49">
            <text:p>Not checked</text:p>
          </table:table-cell>
          <table:table-cell table:style-name="ce19"/>
          <table:table-cell office:value-type="string" table:content-validation-name="val1" table:style-name="ce48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office:value-type="string" table:content-validation-name="val1" table:style-name="ce87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Tables are captioned, headed and marked up correctly</text:p>
          </table:table-cell>
          <table:table-cell office:value-type="string" table:style-name="ce21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51">
            <text:p>Not checked</text:p>
          </table:table-cell>
          <table:table-cell table:style-name="ce19"/>
          <table:table-cell office:value-type="string" table:content-validation-name="val1" table:style-name="ce50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office:value-type="string" table:content-validation-name="val1" table:style-name="ce88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Page has a H1, but not more than one</text:p>
          </table:table-cell>
          <table:table-cell office:value-type="string" table:style-name="ce21">
            <text:p><text:a xlink:href="https://www.w3.org/WAI/WCAG21/Understanding/info-and-relationships.html">1.3.1 Info and Relationships</text:a></text:p>
          </table:table-cell>
          <table:table-cell office:value-type="string" table:content-validation-name="val1" table:style-name="ce53">
            <text:p>Not checked</text:p>
          </table:table-cell>
          <table:table-cell table:style-name="ce19"/>
          <table:table-cell office:value-type="string" table:content-validation-name="val1" table:style-name="ce52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office:value-type="string" table:content-validation-name="val1" table:style-name="ce89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Headings and labels are clear and descriptive</text:p>
          </table:table-cell>
          <table:table-cell office:value-type="string" table:style-name="ce21">
            <text:p><text:a xlink:href="https://www.w3.org/WAI/WCAG21/Understanding/headings-and-labels.html">2.4.6 Headings and Labels</text:a></text:p>
          </table:table-cell>
          <table:table-cell office:value-type="string" table:content-validation-name="val1" table:style-name="ce57">
            <text:p>Not checked</text:p>
          </table:table-cell>
          <table:table-cell table:style-name="ce19"/>
          <table:table-cell office:value-type="string" table:content-validation-name="val1" table:style-name="ce58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office:value-type="string" table:content-validation-name="val1" table:style-name="ce90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All form fields have a label</text:p>
          </table:table-cell>
          <table:table-cell office:value-type="string" table:style-name="ce21">
            <text:p><text:a xlink:href="https://www.w3.org/WAI/WCAG21/Understanding/labels-or-instructions.html">3.3.2 Labels or Instructions</text:a></text:p>
          </table:table-cell>
          <table:table-cell office:value-type="string" table:content-validation-name="val1" table:style-name="ce59">
            <text:p>Not checked</text:p>
          </table:table-cell>
          <table:table-cell table:style-name="ce19"/>
          <table:table-cell office:value-type="string" table:content-validation-name="val1" table:style-name="ce62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office:value-type="string" table:content-validation-name="val1" table:style-name="ce91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15">
            <text:p>5. Page title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6">
          <table:table-cell office:value-type="string" table:style-name="ce22">
            <text:p>Page title describes the current page</text:p>
          </table:table-cell>
          <table:table-cell office:value-type="string" table:style-name="ce20">
            <text:p>2.4.2 Page Titled</text:p>
          </table:table-cell>
          <table:table-cell office:value-type="string" table:content-validation-name="val1" table:style-name="ce60">
            <text:p>Not checked</text:p>
          </table:table-cell>
          <table:table-cell table:style-name="ce19"/>
          <table:table-cell office:value-type="string" table:content-validation-name="val1" table:style-name="ce63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office:value-type="string" table:content-validation-name="val1" table:style-name="ce92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Page title describes the current website or service</text:p>
          </table:table-cell>
          <table:table-cell office:value-type="string" table:style-name="ce20">
            <text:p>2.4.2 Page Titled</text:p>
          </table:table-cell>
          <table:table-cell office:value-type="string" table:content-validation-name="val1" table:style-name="ce61">
            <text:p>Not checked</text:p>
          </table:table-cell>
          <table:table-cell table:style-name="ce19"/>
          <table:table-cell office:value-type="string" table:content-validation-name="val1" table:style-name="ce64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office:value-type="string" table:content-validation-name="val1" table:style-name="ce93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15">
            <text:p>6. Links and buttons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7">
          <table:table-cell office:value-type="string" table:style-name="ce22">
            <text:p>The purpose of each link and button is clear</text:p>
          </table:table-cell>
          <table:table-cell office:value-type="string" table:style-name="ce21">
            <text:p><text:a xlink:href="https://www.w3.org/WAI/WCAG21/Understanding/link-purpose-in-context.html">2.4.4 Link Purpose (In Context)</text:a></text:p>
          </table:table-cell>
          <table:table-cell office:value-type="string" table:content-validation-name="val1" table:style-name="ce102">
            <text:p>Not checked</text:p>
          </table:table-cell>
          <table:table-cell table:style-name="ce19"/>
          <table:table-cell office:value-type="string" table:content-validation-name="val1" table:style-name="ce101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office:value-type="string" table:content-validation-name="val1" table:style-name="ce94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No broken or internal-only links</text:p>
          </table:table-cell>
          <table:table-cell office:value-type="string" table:style-name="ce21">
            <text:p><text:a xlink:href="https://www.w3.org/WAI/WCAG21/Understanding/link-purpose-in-context.html">2.4.4 Link Purpose (In Context)</text:a></text:p>
          </table:table-cell>
          <table:table-cell office:value-type="string" table:content-validation-name="val1" table:style-name="ce103">
            <text:p>Not checked</text:p>
          </table:table-cell>
          <table:table-cell table:style-name="ce19"/>
          <table:table-cell office:value-type="string" table:content-validation-name="val1" table:style-name="ce104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office:value-type="string" table:content-validation-name="val1" table:style-name="ce95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Navigation menus on more than one page are in the same order</text:p>
          </table:table-cell>
          <table:table-cell office:value-type="string" table:style-name="ce21">
            <text:p><text:a xlink:href="https://www.w3.org/WAI/WCAG21/Understanding/consistent-navigation.html">3.2.3 Consistent Navigation</text:a></text:p>
          </table:table-cell>
          <table:table-cell office:value-type="string" table:content-validation-name="val1" table:style-name="ce105">
            <text:p>Not checked</text:p>
          </table:table-cell>
          <table:table-cell table:style-name="ce19"/>
          <table:table-cell office:value-type="string" table:content-validation-name="val1" table:style-name="ce10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office:value-type="string" table:content-validation-name="val1" table:style-name="ce96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Buttons on more than one page are labelled consistently</text:p>
          </table:table-cell>
          <table:table-cell office:value-type="string" table:style-name="ce21">
            <text:p><text:a xlink:href="https://www.w3.org/WAI/WCAG21/Understanding/consistent-identification.html">3.2.4 Consistent Identification</text:a></text:p>
          </table:table-cell>
          <table:table-cell office:value-type="string" table:content-validation-name="val1" table:style-name="ce107">
            <text:p>Not checked</text:p>
          </table:table-cell>
          <table:table-cell table:style-name="ce19"/>
          <table:table-cell office:value-type="string" table:content-validation-name="val1" table:style-name="ce108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office:value-type="string" table:content-validation-name="val1" table:style-name="ce97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Button icons have a text alternative</text:p>
          </table:table-cell>
          <table:table-cell office:value-type="string" table:style-name="ce21">
            <text:p><text:a xlink:href="https://www.w3.org/WAI/WCAG21/Understanding/name-role-value.html">4.1.2 Name, Role, Value</text:a></text:p>
          </table:table-cell>
          <table:table-cell office:value-type="string" table:content-validation-name="val1" table:style-name="ce109">
            <text:p>Not checked</text:p>
          </table:table-cell>
          <table:table-cell table:style-name="ce19"/>
          <table:table-cell office:value-type="string" table:content-validation-name="val1" table:style-name="ce110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office:value-type="string" table:content-validation-name="val1" table:style-name="ce98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Buttons and links use the correct tags or roles</text:p>
          </table:table-cell>
          <table:table-cell office:value-type="string" table:style-name="ce21">
            <text:p><text:a xlink:href="https://www.w3.org/WAI/WCAG21/Understanding/name-role-value.html">4.1.2 Name, Role, Value</text:a></text:p>
          </table:table-cell>
          <table:table-cell office:value-type="string" table:content-validation-name="val1" table:style-name="ce112">
            <text:p>Not checked</text:p>
          </table:table-cell>
          <table:table-cell table:style-name="ce19"/>
          <table:table-cell office:value-type="string" table:content-validation-name="val1" table:style-name="ce111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office:value-type="string" table:content-validation-name="val1" table:style-name="ce99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5">
            <text:p>7. Colour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6">
          <table:table-cell office:value-type="string" table:style-name="ce19">
            <text:p>Colour alone is not used to convey information</text:p>
          </table:table-cell>
          <table:table-cell office:value-type="string" table:style-name="ce21">
            <text:p><text:a xlink:href="https://www.w3.org/TR/WCAG21/#use-of-color">1.4.1 Use of Color</text:a></text:p>
          </table:table-cell>
          <table:table-cell office:value-type="string" table:content-validation-name="val1" table:style-name="ce116">
            <text:p>Not checked</text:p>
          </table:table-cell>
          <table:table-cell table:style-name="ce19"/>
          <table:table-cell office:value-type="string" table:content-validation-name="val1" table:style-name="ce117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office:value-type="string" table:content-validation-name="val1" table:style-name="ce100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Text larger than 18pt (24px) has a ratio of 3:1 or more</text:p>
          </table:table-cell>
          <table:table-cell office:value-type="string" table:style-name="ce21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113">
            <text:p>Not checked</text:p>
          </table:table-cell>
          <table:table-cell table:style-name="ce19"/>
          <table:table-cell office:value-type="string" table:content-validation-name="val1" table:style-name="ce114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office:value-type="string" table:content-validation-name="val1" table:style-name="ce145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Text larger than 14pt (19px) and bold has a ratio of 3:1 or more</text:p>
          </table:table-cell>
          <table:table-cell office:value-type="string" table:style-name="ce21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115">
            <text:p>Not checked</text:p>
          </table:table-cell>
          <table:table-cell table:style-name="ce19"/>
          <table:table-cell office:value-type="string" table:content-validation-name="val1" table:style-name="ce118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office:value-type="string" table:content-validation-name="val1" table:style-name="ce146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Text smaller than 18pt (24px) and not bold has a ratio of 4.5:1</text:p>
          </table:table-cell>
          <table:table-cell office:value-type="string" table:style-name="ce21">
            <text:p><text:a xlink:href="https://www.w3.org/WAI/WCAG21/Understanding/contrast-minimum.html">1.4.3 Contrast (Minimum)</text:a></text:p>
          </table:table-cell>
          <table:table-cell office:value-type="string" table:content-validation-name="val1" table:style-name="ce119">
            <text:p>Not checked</text:p>
          </table:table-cell>
          <table:table-cell table:style-name="ce19"/>
          <table:table-cell office:value-type="string" table:content-validation-name="val1" table:style-name="ce121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office:value-type="string" table:content-validation-name="val1" table:style-name="ce147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Non-text elements have a contrast ratio of 3:1</text:p>
          </table:table-cell>
          <table:table-cell office:value-type="string" table:style-name="ce21">
            <text:p><text:a xlink:href="https://www.w3.org/WAI/WCAG21/Understanding/non-text-contrast.html">1.4.11 Non-text Contrast</text:a></text:p>
          </table:table-cell>
          <table:table-cell office:value-type="string" table:content-validation-name="val1" table:style-name="ce120">
            <text:p>Not checked</text:p>
          </table:table-cell>
          <table:table-cell table:style-name="ce19"/>
          <table:table-cell office:value-type="string" table:content-validation-name="val1" table:style-name="ce122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office:value-type="string" table:content-validation-name="val1" table:style-name="ce148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Focus styles have a contrast ratio of 3:1</text:p>
          </table:table-cell>
          <table:table-cell office:value-type="string" table:style-name="ce21">
            <text:p><text:a xlink:href="https://www.w3.org/WAI/WCAG21/Understanding/non-text-contrast.html">1.4.11 Non-text Contrast</text:a></text:p>
          </table:table-cell>
          <table:table-cell office:value-type="string" table:content-validation-name="val1" table:style-name="ce124">
            <text:p>Not checked</text:p>
          </table:table-cell>
          <table:table-cell table:style-name="ce19"/>
          <table:table-cell office:value-type="string" table:content-validation-name="val1" table:style-name="ce123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office:value-type="string" table:content-validation-name="val1" table:style-name="ce149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5">
            <text:p>8. Images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18"/>
        </table:table-row>
        <table:table-row table:style-name="ro6">
          <table:table-cell office:value-type="string" table:style-name="ce22">
            <text:p>Alt text for important images is clear and accurate</text:p>
          </table:table-cell>
          <table:table-cell office:value-type="string" table:style-name="ce20">
            <text:p>1.1.1 Non-text Content</text:p>
          </table:table-cell>
          <table:table-cell office:value-type="string" table:content-validation-name="val1" table:style-name="ce126">
            <text:p>Not checked</text:p>
          </table:table-cell>
          <table:table-cell table:style-name="ce19"/>
          <table:table-cell office:value-type="string" table:content-validation-name="val1" table:style-name="ce125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office:value-type="string" table:content-validation-name="val1" table:style-name="ce150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Decorative images are hidden from screen readers</text:p>
          </table:table-cell>
          <table:table-cell office:value-type="string" table:style-name="ce20">
            <text:p>1.1.1 Non-text Content</text:p>
          </table:table-cell>
          <table:table-cell office:value-type="string" table:content-validation-name="val1" table:style-name="ce127">
            <text:p>Not checked</text:p>
          </table:table-cell>
          <table:table-cell table:style-name="ce19"/>
          <table:table-cell office:value-type="string" table:content-validation-name="val1" table:style-name="ce128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office:value-type="string" table:content-validation-name="val1" table:style-name="ce151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22">
            <text:p>No images of text are being used</text:p>
          </table:table-cell>
          <table:table-cell office:value-type="string" table:style-name="ce21">
            <text:p><text:a xlink:href="https://www.w3.org/WAI/WCAG21/Understanding/images-of-text.html">1.4.5 Images of Text</text:a></text:p>
          </table:table-cell>
          <table:table-cell office:value-type="string" table:content-validation-name="val1" table:style-name="ce130">
            <text:p>Not checked</text:p>
          </table:table-cell>
          <table:table-cell table:style-name="ce19"/>
          <table:table-cell office:value-type="string" table:content-validation-name="val1" table:style-name="ce129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office:value-type="string" table:content-validation-name="val1" table:style-name="ce152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5">
            <text:p>9. Announcements and alerts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23"/>
        </table:table-row>
        <table:table-row table:style-name="ro6">
          <table:table-cell office:value-type="string" table:style-name="ce19">
            <text:p>Any field which causes a validation error is easy to identify</text:p>
          </table:table-cell>
          <table:table-cell office:value-type="string" table:style-name="ce21">
            <text:p><text:a xlink:href="https://www.w3.org/WAI/WCAG21/Understanding/error-identification.html">3.3.1 Error Identification</text:a></text:p>
          </table:table-cell>
          <table:table-cell office:value-type="string" table:content-validation-name="val1" table:style-name="ce132">
            <text:p>Not checked</text:p>
          </table:table-cell>
          <table:table-cell table:style-name="ce19"/>
          <table:table-cell office:value-type="string" table:content-validation-name="val1" table:style-name="ce131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office:value-type="string" table:content-validation-name="val1" table:style-name="ce153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Validation errors are explained so its easy to understand how to fix it</text:p>
          </table:table-cell>
          <table:table-cell office:value-type="string" table:style-name="ce21">
            <text:p><text:a xlink:href="https://www.w3.org/WAI/WCAG21/Understanding/error-suggestion.html">3.3.3 Error Suggestion</text:a></text:p>
          </table:table-cell>
          <table:table-cell office:value-type="string" table:content-validation-name="val1" table:style-name="ce134">
            <text:p>Not checked</text:p>
          </table:table-cell>
          <table:table-cell table:style-name="ce19"/>
          <table:table-cell office:value-type="string" table:content-validation-name="val1" table:style-name="ce133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office:value-type="string" table:content-validation-name="val1" table:style-name="ce154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Validation errors are announced to screen readers</text:p>
          </table:table-cell>
          <table:table-cell office:value-type="string" table:style-name="ce21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42">
            <text:p>Not checked</text:p>
          </table:table-cell>
          <table:table-cell table:style-name="ce19"/>
          <table:table-cell office:value-type="string" table:content-validation-name="val1" table:style-name="ce141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office:value-type="string" table:content-validation-name="val1" table:style-name="ce155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Expanded or collapsed sections are announced to screen readers</text:p>
          </table:table-cell>
          <table:table-cell office:value-type="string" table:style-name="ce21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37">
            <text:p>Not checked</text:p>
          </table:table-cell>
          <table:table-cell table:style-name="ce19"/>
          <table:table-cell office:value-type="string" table:content-validation-name="val1" table:style-name="ce138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office:value-type="string" table:content-validation-name="val1" table:style-name="ce156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Notification messages are announced to screen readers</text:p>
          </table:table-cell>
          <table:table-cell office:value-type="string" table:style-name="ce21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35">
            <text:p>Not checked</text:p>
          </table:table-cell>
          <table:table-cell table:style-name="ce19"/>
          <table:table-cell office:value-type="string" table:content-validation-name="val1" table:style-name="ce136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office:value-type="string" table:content-validation-name="val1" table:style-name="ce157">
            <text:p>Not checked</text:p>
          </table:table-cell>
          <table:table-cell table:style-name="ce19"/>
          <table:table-cell table:number-columns-repeated="16362"/>
        </table:table-row>
        <table:table-row table:style-name="ro6">
          <table:table-cell office:value-type="string" table:style-name="ce22">
            <text:p>Pop-ups are announced to screen readers</text:p>
          </table:table-cell>
          <table:table-cell office:value-type="string" table:style-name="ce21">
            <text:p><text:a xlink:href="https://www.w3.org/WAI/WCAG21/Understanding/status-messages.html">4.1.3 Status Messages</text:a></text:p>
          </table:table-cell>
          <table:table-cell office:value-type="string" table:content-validation-name="val1" table:style-name="ce139">
            <text:p>Not checked</text:p>
          </table:table-cell>
          <table:table-cell table:style-name="ce19"/>
          <table:table-cell office:value-type="string" table:content-validation-name="val1" table:style-name="ce140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office:value-type="string" table:content-validation-name="val1" table:style-name="ce158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office:value-type="string" table:style-name="ce15">
            <text:p>10. Session timeouts</text:p>
          </table:table-cell>
          <table:table-cell office:value-type="string" table:style-name="ce16">
            <text:p>WCAG Criterion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tions</text:p>
          </table:table-cell>
          <table:table-cell table:number-columns-repeated="16362" table:style-name="ce23"/>
        </table:table-row>
        <table:table-row table:style-name="ro6">
          <table:table-cell office:value-type="string" table:style-name="ce22">
            <text:p>There is a way to extend session timeouts without losing data</text:p>
          </table:table-cell>
          <table:table-cell office:value-type="string" table:style-name="ce21">
            <text:p><text:a xlink:href="https://www.w3.org/WAI/WCAG21/Understanding/timing-adjustable.html">2.2.1 Timing Adjustable</text:a></text:p>
          </table:table-cell>
          <table:table-cell office:value-type="string" table:content-validation-name="val1" table:style-name="ce143">
            <text:p>Not checked</text:p>
          </table:table-cell>
          <table:table-cell table:style-name="ce19"/>
          <table:table-cell office:value-type="string" table:content-validation-name="val1" table:style-name="ce144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office:value-type="string" table:content-validation-name="val1" table:style-name="ce159">
            <text:p>Not checked</text:p>
          </table:table-cell>
          <table:table-cell table:style-name="ce12"/>
          <table:table-cell table:number-columns-repeated="16362"/>
        </table:table-row>
        <table:table-row table:style-name="ro6">
          <table:table-cell table:number-columns-repeated="2" table:style-name="ce10"/>
          <table:table-cell table:style-name="ce9"/>
          <table:table-cell table:style-name="ce10"/>
          <table:table-cell table:number-columns-repeated="18" table:style-name="ce9"/>
          <table:table-cell table:number-columns-repeated="16362"/>
        </table:table-row>
        <table:table-row table:number-rows-repeated="3" table:style-name="ro6">
          <table:table-cell table:number-columns-repeated="2" table:style-name="ce10"/>
          <table:table-cell table:style-name="ce9"/>
          <table:table-cell table:style-name="ce10"/>
          <table:table-cell table:number-columns-repeated="4" table:style-name="ce9"/>
          <table:table-cell table:number-columns-repeated="16376" table:style-name="ce8"/>
        </table:table-row>
        <table:table-row table:number-rows-repeated="1048513" table:style-name="ro6">
          <table:table-cell table:number-columns-repeated="16384"/>
        </table:table-row>
      </table:table>
      <table:table table:name="Not_covered" table:style-name="ta1">
        <table:table-column table:style-name="co7" table:default-cell-style-name="ce1"/>
        <table:table-column table:style-name="co8" table:number-columns-repeated="16383" table:default-cell-style-name="ce1"/>
        <table:table-row table:style-name="ro8">
          <table:table-cell office:value-type="string" table:style-name="ce24">
            <text:p>1.2.1: Audio-only and Video-only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2: Captions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3: Audio Description or Media Alternative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4: Captions (Live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2.5: Audio Description (Prerecorded)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3.2: Meaningful Sequenc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3.3: Sensory Characteristic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3.5: Identify Input Purpos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4.2: Audio Control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4.12: Text Spacing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1.4.13: Content on Hover or Focu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1.4: Character Key Shortcut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2.2: Pause, Stop, Hid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3.1: Three Flashes or Below Threshold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4.5: Multiple Way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1: Pointer Gesture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2: Pointer Cancellation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3: Label in Nam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2.5.4: Motion Actuation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1.1: Language of Page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1.2: Language of Parts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2.2: On Input</text:p>
          </table:table-cell>
          <table:table-cell table:number-columns-repeated="16383"/>
        </table:table-row>
        <table:table-row table:style-name="ro8">
          <table:table-cell office:value-type="string" table:style-name="ce24">
            <text:p>3.3.4: Error Prevention (Legal, Financial, Data)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number-rows-repeated="2" table:style-name="ro8">
          <table:table-cell table:style-name="ce24"/>
          <table:table-cell table:number-columns-repeated="16383"/>
        </table:table-row>
        <table:table-row table:number-rows-repeated="36" table:style-name="ro8">
          <table:table-cell table:style-name="ce25"/>
          <table:table-cell table:number-columns-repeated="16383"/>
        </table:table-row>
        <table:table-row table:number-rows-repeated="1048514" table:style-name="ro8">
          <table:table-cell table:number-columns-repeated="16384"/>
        </table:table-row>
      </table:table>
      <table:table table:name="Data_items" table:style-name="ta1">
        <table:table-column table:style-name="co8" table:number-columns-repeated="16384" table:default-cell-style-name="ce1"/>
        <table:table-row table:style-name="ro8">
          <table:table-cell office:value-type="string" table:style-name="ce1">
            <text:p>Not checked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Passed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Failed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Not sure</text:p>
          </table:table-cell>
          <table:table-cell table:number-columns-repeated="16383"/>
        </table:table-row>
        <table:table-row table:style-name="ro8">
          <table:table-cell office:value-type="string" table:style-name="ce1">
            <text:p>Not applicable</text:p>
          </table:table-cell>
          <table:table-cell table:number-columns-repeated="16383"/>
        </table:table-row>
        <table:table-row table:number-rows-repeated="104857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EB9C"/>
      <style:text-properties fo:color="#9C57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D9E1F2"/>
      <style:text-properties fo:color="#3A3838"/>
    </style:style>
    <style:style style:name="cf5" style:family="table-cell" style:data-style-name="N0">
      <style:table-cell-properties fo:background-color="#D9D9D9"/>
      <style:text-properties fo:color="#3A3838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D9E1F2"/>
      <style:text-properties fo:color="#3A3838"/>
    </style:style>
    <style:style style:name="cf8" style:family="table-cell" style:data-style-name="N0">
      <style:table-cell-properties fo:background-color="#D9D9D9"/>
      <style:text-properties fo:color="#3A3838"/>
    </style:style>
    <style:style style:name="cf9" style:family="table-cell" style:data-style-name="N0">
      <style:table-cell-properties fo:background-color="#FFEB9C"/>
      <style:text-properties fo:color="#9C57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1" style:family="table-cell">
      <style:table-cell-properties fo:background-color="#FFC7CE"/>
      <style:text-properties fo:color="#9C0006" style:font-family-generic="swiss"/>
    </style:style>
    <style:style style:name="cf12" style:family="table-cell">
      <style:table-cell-properties fo:background-color="#D9E1F2"/>
      <style:text-properties fo:color="#3A3838" style:font-family-generic="swiss"/>
    </style:style>
    <style:style style:name="cf13" style:family="table-cell">
      <style:table-cell-properties fo:background-color="#D9D9D9"/>
      <style:text-properties fo:color="#3A3838" style:font-family-generic="swiss"/>
    </style:style>
    <style:style style:name="cf14" style:family="table-cell">
      <style:table-cell-properties fo:background-color="#FFEB9C"/>
      <style:text-properties fo:color="#9C5700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crosoft Office User</meta:initial-creator>
    <dc:creator>Bradley Martyn digital group Sheffield Kings Court</dc:creator>
    <meta:creation-date>2022-01-21T13:23:55Z</meta:creation-date>
    <dc:date>2022-04-21T15:59:06Z</dc:date>
  </office:meta>
</office:document-meta>
</file>